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ob" table:style-name="ta1">
        <table:shapes>
          <draw:frame draw:z-index="0" draw:style-name="gr1" draw:text-style-name="P1" svg:width="242.18mm" svg:height="108.15mm" svg:x="144.82mm" svg:y="18.96mm">
            <loext:p draw:notify-on-update-of-ranges="oob.A2:oob.A1577 oob.B1:oob.B1 oob.B2:oob.B1577 oob.A2:oob.A1577 oob.C1:oob.C1 oob.C2:oob.C15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Extra Trees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1769801980198" calcext:value-type="float">
            <text:p>0.91769801980198</text:p>
          </table:table-cell>
          <table:table-cell office:value-type="float" office:value="0.745668316831683" calcext:value-type="float">
            <text:p>0.745668316831683</text:p>
          </table:table-cell>
          <table:table-cell table:formula="of:=[.C2]-[.B2]" office:value-type="float" office:value="-0.172029702970297" calcext:value-type="float">
            <text:p>-0.172029702970297</text:p>
          </table:table-cell>
          <table:table-cell table:formula="of:=MAX([.D$1:.D$1048576])" office:value-type="float" office:value="0.015470297029703" calcext:value-type="float">
            <text:p>0.015470297029703</text:p>
          </table:table-cell>
          <table:table-cell table:formula="of:=AVERAGE([.D$1:.D$1048576])" office:value-type="float" office:value="0.00357034037794643" calcext:value-type="float">
            <text:p>0.0035703403779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13985148514852" calcext:value-type="float">
            <text:p>0.913985148514852</text:p>
          </table:table-cell>
          <table:table-cell office:value-type="float" office:value="0.755569306930693" calcext:value-type="float">
            <text:p>0.755569306930693</text:p>
          </table:table-cell>
          <table:table-cell table:formula="of:=[.C3]-[.B3]" office:value-type="float" office:value="-0.158415841584159" calcext:value-type="float">
            <text:p>-0.15841584158415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17079207920792" calcext:value-type="float">
            <text:p>0.917079207920792</text:p>
          </table:table-cell>
          <table:table-cell office:value-type="float" office:value="0.757425742574257" calcext:value-type="float">
            <text:p>0.757425742574257</text:p>
          </table:table-cell>
          <table:table-cell table:formula="of:=[.C4]-[.B4]" office:value-type="float" office:value="-0.159653465346535" calcext:value-type="float">
            <text:p>-0.15965346534653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759282178217822" calcext:value-type="float">
            <text:p>0.759282178217822</text:p>
          </table:table-cell>
          <table:table-cell table:formula="of:=[.C5]-[.B5]" office:value-type="float" office:value="-0.161509900990099" calcext:value-type="float">
            <text:p>-0.16150990099009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0173267326733" calcext:value-type="float">
            <text:p>0.920173267326733</text:p>
          </table:table-cell>
          <table:table-cell office:value-type="float" office:value="0.760519801980198" calcext:value-type="float">
            <text:p>0.760519801980198</text:p>
          </table:table-cell>
          <table:table-cell table:formula="of:=[.C6]-[.B6]" office:value-type="float" office:value="-0.159653465346535" calcext:value-type="float">
            <text:p>-0.1596534653465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0173267326733" calcext:value-type="float">
            <text:p>0.920173267326733</text:p>
          </table:table-cell>
          <table:table-cell office:value-type="float" office:value="0.761138613861386" calcext:value-type="float">
            <text:p>0.761138613861386</text:p>
          </table:table-cell>
          <table:table-cell table:formula="of:=[.C7]-[.B7]" office:value-type="float" office:value="-0.159034653465347" calcext:value-type="float">
            <text:p>-0.15903465346534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21410891089109" calcext:value-type="float">
            <text:p>0.921410891089109</text:p>
          </table:table-cell>
          <table:table-cell office:value-type="float" office:value="0.75990099009901" calcext:value-type="float">
            <text:p>0.75990099009901</text:p>
          </table:table-cell>
          <table:table-cell table:formula="of:=[.C8]-[.B8]" office:value-type="float" office:value="-0.161509900990099" calcext:value-type="float">
            <text:p>-0.16150990099009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766707920792079" calcext:value-type="float">
            <text:p>0.766707920792079</text:p>
          </table:table-cell>
          <table:table-cell table:formula="of:=[.C9]-[.B9]" office:value-type="float" office:value="-0.158415841584159" calcext:value-type="float">
            <text:p>-0.15841584158415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773514851485149" calcext:value-type="float">
            <text:p>0.773514851485149</text:p>
          </table:table-cell>
          <table:table-cell table:formula="of:=[.C10]-[.B10]" office:value-type="float" office:value="-0.152846534653465" calcext:value-type="float">
            <text:p>-0.15284653465346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784653465346535" calcext:value-type="float">
            <text:p>0.784653465346535</text:p>
          </table:table-cell>
          <table:table-cell table:formula="of:=[.C11]-[.B11]" office:value-type="float" office:value="-0.143564356435643" calcext:value-type="float">
            <text:p>-0.14356435643564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785891089108911" calcext:value-type="float">
            <text:p>0.785891089108911</text:p>
          </table:table-cell>
          <table:table-cell table:formula="of:=[.C12]-[.B12]" office:value-type="float" office:value="-0.141089108910891" calcext:value-type="float">
            <text:p>-0.14108910891089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788985148514851" calcext:value-type="float">
            <text:p>0.788985148514851</text:p>
          </table:table-cell>
          <table:table-cell table:formula="of:=[.C13]-[.B13]" office:value-type="float" office:value="-0.136757425742575" calcext:value-type="float">
            <text:p>-0.1367574257425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784653465346535" calcext:value-type="float">
            <text:p>0.784653465346535</text:p>
          </table:table-cell>
          <table:table-cell table:formula="of:=[.C14]-[.B14]" office:value-type="float" office:value="-0.139232673267326" calcext:value-type="float">
            <text:p>-0.13923267326732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788985148514851" calcext:value-type="float">
            <text:p>0.788985148514851</text:p>
          </table:table-cell>
          <table:table-cell table:formula="of:=[.C15]-[.B15]" office:value-type="float" office:value="-0.13490099009901" calcext:value-type="float">
            <text:p>-0.1349009900990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790222772277228" calcext:value-type="float">
            <text:p>0.790222772277228</text:p>
          </table:table-cell>
          <table:table-cell table:formula="of:=[.C16]-[.B16]" office:value-type="float" office:value="-0.136138613861386" calcext:value-type="float">
            <text:p>-0.13613861386138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803836633663366" calcext:value-type="float">
            <text:p>0.803836633663366</text:p>
          </table:table-cell>
          <table:table-cell table:formula="of:=[.C17]-[.B17]" office:value-type="float" office:value="-0.120049504950495" calcext:value-type="float">
            <text:p>-0.12004950495049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805693069306931" calcext:value-type="float">
            <text:p>0.805693069306931</text:p>
          </table:table-cell>
          <table:table-cell table:formula="of:=[.C18]-[.B18]" office:value-type="float" office:value="-0.11819306930693" calcext:value-type="float">
            <text:p>-0.1181930693069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803217821782178" calcext:value-type="float">
            <text:p>0.803217821782178</text:p>
          </table:table-cell>
          <table:table-cell table:formula="of:=[.C19]-[.B19]" office:value-type="float" office:value="-0.121287128712872" calcext:value-type="float">
            <text:p>-0.12128712871287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808168316831683" calcext:value-type="float">
            <text:p>0.808168316831683</text:p>
          </table:table-cell>
          <table:table-cell table:formula="of:=[.C20]-[.B20]" office:value-type="float" office:value="-0.118193069306931" calcext:value-type="float">
            <text:p>-0.11819306930693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19925742574257" calcext:value-type="float">
            <text:p>0.819925742574257</text:p>
          </table:table-cell>
          <table:table-cell table:formula="of:=[.C21]-[.B21]" office:value-type="float" office:value="-0.107054455445545" calcext:value-type="float">
            <text:p>-0.10705445544554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821782178217822" calcext:value-type="float">
            <text:p>0.821782178217822</text:p>
          </table:table-cell>
          <table:table-cell table:formula="of:=[.C22]-[.B22]" office:value-type="float" office:value="-0.104579207920792" calcext:value-type="float">
            <text:p>-0.10457920792079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823019801980198" calcext:value-type="float">
            <text:p>0.823019801980198</text:p>
          </table:table-cell>
          <table:table-cell table:formula="of:=[.C23]-[.B23]" office:value-type="float" office:value="-0.102722772277228" calcext:value-type="float">
            <text:p>-0.10272277227722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2549504950495" calcext:value-type="float">
            <text:p>0.82549504950495</text:p>
          </table:table-cell>
          <table:table-cell table:formula="of:=[.C24]-[.B24]" office:value-type="float" office:value="-0.10210396039604" calcext:value-type="float">
            <text:p>-0.1021039603960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26113861386139" calcext:value-type="float">
            <text:p>0.826113861386139</text:p>
          </table:table-cell>
          <table:table-cell table:formula="of:=[.C25]-[.B25]" office:value-type="float" office:value="-0.101485148514851" calcext:value-type="float">
            <text:p>-0.10148514851485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831064356435644" calcext:value-type="float">
            <text:p>0.831064356435644</text:p>
          </table:table-cell>
          <table:table-cell table:formula="of:=[.C26]-[.B26]" office:value-type="float" office:value="-0.094059405940594" calcext:value-type="float">
            <text:p>-0.09405940594059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36633663366337" calcext:value-type="float">
            <text:p>0.836633663366337</text:p>
          </table:table-cell>
          <table:table-cell table:formula="of:=[.C27]-[.B27]" office:value-type="float" office:value="-0.0909653465346529" calcext:value-type="float">
            <text:p>-0.09096534653465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834777227722772" calcext:value-type="float">
            <text:p>0.834777227722772</text:p>
          </table:table-cell>
          <table:table-cell table:formula="of:=[.C28]-[.B28]" office:value-type="float" office:value="-0.091584158415842" calcext:value-type="float">
            <text:p>-0.09158415841584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32920792079208" calcext:value-type="float">
            <text:p>0.832920792079208</text:p>
          </table:table-cell>
          <table:table-cell table:formula="of:=[.C29]-[.B29]" office:value-type="float" office:value="-0.0946782178217819" calcext:value-type="float">
            <text:p>-0.09467821782178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34158415841584" calcext:value-type="float">
            <text:p>0.834158415841584</text:p>
          </table:table-cell>
          <table:table-cell table:formula="of:=[.C30]-[.B30]" office:value-type="float" office:value="-0.092821782178218" calcext:value-type="float">
            <text:p>-0.09282178217821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38490099009901" calcext:value-type="float">
            <text:p>0.838490099009901</text:p>
          </table:table-cell>
          <table:table-cell table:formula="of:=[.C31]-[.B31]" office:value-type="float" office:value="-0.0903465346534651" calcext:value-type="float">
            <text:p>-0.09034653465346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836633663366337" calcext:value-type="float">
            <text:p>0.836633663366337</text:p>
          </table:table-cell>
          <table:table-cell table:formula="of:=[.C32]-[.B32]" office:value-type="float" office:value="-0.088490099009901" calcext:value-type="float">
            <text:p>-0.08849009900990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839108910891089" calcext:value-type="float">
            <text:p>0.839108910891089</text:p>
          </table:table-cell>
          <table:table-cell table:formula="of:=[.C33]-[.B33]" office:value-type="float" office:value="-0.087252475247525" calcext:value-type="float">
            <text:p>-0.08725247524752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37871287128713" calcext:value-type="float">
            <text:p>0.837871287128713</text:p>
          </table:table-cell>
          <table:table-cell table:formula="of:=[.C34]-[.B34]" office:value-type="float" office:value="-0.090346534653465" calcext:value-type="float">
            <text:p>-0.09034653465346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38490099009901" calcext:value-type="float">
            <text:p>0.838490099009901</text:p>
          </table:table-cell>
          <table:table-cell table:formula="of:=[.C35]-[.B35]" office:value-type="float" office:value="-0.089727722772277" calcext:value-type="float">
            <text:p>-0.08972772277227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839108910891089" calcext:value-type="float">
            <text:p>0.839108910891089</text:p>
          </table:table-cell>
          <table:table-cell table:formula="of:=[.C36]-[.B36]" office:value-type="float" office:value="-0.086633663366337" calcext:value-type="float">
            <text:p>-0.08663366336633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42821782178218" calcext:value-type="float">
            <text:p>0.842821782178218</text:p>
          </table:table-cell>
          <table:table-cell table:formula="of:=[.C37]-[.B37]" office:value-type="float" office:value="-0.084777227722772" calcext:value-type="float">
            <text:p>-0.08477722772277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48391089108911" calcext:value-type="float">
            <text:p>0.848391089108911</text:p>
          </table:table-cell>
          <table:table-cell table:formula="of:=[.C38]-[.B38]" office:value-type="float" office:value="-0.078589108910891" calcext:value-type="float">
            <text:p>-0.07858910891089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48391089108911" calcext:value-type="float">
            <text:p>0.848391089108911</text:p>
          </table:table-cell>
          <table:table-cell table:formula="of:=[.C39]-[.B39]" office:value-type="float" office:value="-0.078589108910891" calcext:value-type="float">
            <text:p>-0.07858910891089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50247524752475" calcext:value-type="float">
            <text:p>0.850247524752475</text:p>
          </table:table-cell>
          <table:table-cell table:formula="of:=[.C40]-[.B40]" office:value-type="float" office:value="-0.0773514851485149" calcext:value-type="float">
            <text:p>-0.07735148514851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50247524752475" calcext:value-type="float">
            <text:p>0.850247524752475</text:p>
          </table:table-cell>
          <table:table-cell table:formula="of:=[.C41]-[.B41]" office:value-type="float" office:value="-0.0773514851485149" calcext:value-type="float">
            <text:p>-0.07735148514851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45915841584158" calcext:value-type="float">
            <text:p>0.845915841584158</text:p>
          </table:table-cell>
          <table:table-cell table:formula="of:=[.C42]-[.B42]" office:value-type="float" office:value="-0.0810643564356439" calcext:value-type="float">
            <text:p>-0.08106435643564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50866336633663" calcext:value-type="float">
            <text:p>0.850866336633663</text:p>
          </table:table-cell>
          <table:table-cell table:formula="of:=[.C43]-[.B43]" office:value-type="float" office:value="-0.0767326732673269" calcext:value-type="float">
            <text:p>-0.07673267326732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52103960396039" calcext:value-type="float">
            <text:p>0.852103960396039</text:p>
          </table:table-cell>
          <table:table-cell table:formula="of:=[.C44]-[.B44]" office:value-type="float" office:value="-0.076732673267327" calcext:value-type="float">
            <text:p>-0.07673267326732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857054455445545" calcext:value-type="float">
            <text:p>0.857054455445545</text:p>
          </table:table-cell>
          <table:table-cell table:formula="of:=[.C45]-[.B45]" office:value-type="float" office:value="-0.072400990099009" calcext:value-type="float">
            <text:p>-0.07240099009900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53960396039604" calcext:value-type="float">
            <text:p>0.853960396039604</text:p>
          </table:table-cell>
          <table:table-cell table:formula="of:=[.C46]-[.B46]" office:value-type="float" office:value="-0.0748762376237621" calcext:value-type="float">
            <text:p>-0.07487623762376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55816831683168" calcext:value-type="float">
            <text:p>0.855816831683168</text:p>
          </table:table-cell>
          <table:table-cell table:formula="of:=[.C47]-[.B47]" office:value-type="float" office:value="-0.07240099009901" calcext:value-type="float">
            <text:p>-0.072400990099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56435643564356" calcext:value-type="float">
            <text:p>0.856435643564356</text:p>
          </table:table-cell>
          <table:table-cell table:formula="of:=[.C48]-[.B48]" office:value-type="float" office:value="-0.071782178217822" calcext:value-type="float">
            <text:p>-0.07178217821782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57673267326733" calcext:value-type="float">
            <text:p>0.857673267326733</text:p>
          </table:table-cell>
          <table:table-cell table:formula="of:=[.C49]-[.B49]" office:value-type="float" office:value="-0.0705445544554449" calcext:value-type="float">
            <text:p>-0.07054455445544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58910891089109" calcext:value-type="float">
            <text:p>0.858910891089109</text:p>
          </table:table-cell>
          <table:table-cell table:formula="of:=[.C50]-[.B50]" office:value-type="float" office:value="-0.069925742574257" calcext:value-type="float">
            <text:p>-0.06992574257425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59529702970297" calcext:value-type="float">
            <text:p>0.859529702970297</text:p>
          </table:table-cell>
          <table:table-cell table:formula="of:=[.C51]-[.B51]" office:value-type="float" office:value="-0.067450495049505" calcext:value-type="float">
            <text:p>-0.06745049504950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73762376237624" calcext:value-type="float">
            <text:p>0.873762376237624</text:p>
          </table:table-cell>
          <table:table-cell table:formula="of:=[.C52]-[.B52]" office:value-type="float" office:value="-0.055074257425742" calcext:value-type="float">
            <text:p>-0.05507425742574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71287128712871" calcext:value-type="float">
            <text:p>0.871287128712871</text:p>
          </table:table-cell>
          <table:table-cell table:formula="of:=[.C53]-[.B53]" office:value-type="float" office:value="-0.056930693069307" calcext:value-type="float">
            <text:p>-0.05693069306930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72524752475247" calcext:value-type="float">
            <text:p>0.872524752475247</text:p>
          </table:table-cell>
          <table:table-cell table:formula="of:=[.C54]-[.B54]" office:value-type="float" office:value="-0.056311881188119" calcext:value-type="float">
            <text:p>-0.05631188118811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75" calcext:value-type="float">
            <text:p>0.875</text:p>
          </table:table-cell>
          <table:table-cell table:formula="of:=[.C55]-[.B55]" office:value-type="float" office:value="-0.0538366336633661" calcext:value-type="float">
            <text:p>-0.05383663366336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73143564356436" calcext:value-type="float">
            <text:p>0.873143564356436</text:p>
          </table:table-cell>
          <table:table-cell table:formula="of:=[.C56]-[.B56]" office:value-type="float" office:value="-0.0544554455445539" calcext:value-type="float">
            <text:p>-0.05445544554455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75618811881188" calcext:value-type="float">
            <text:p>0.875618811881188</text:p>
          </table:table-cell>
          <table:table-cell table:formula="of:=[.C57]-[.B57]" office:value-type="float" office:value="-0.0519801980198019" calcext:value-type="float">
            <text:p>-0.05198019801980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79331683168317" calcext:value-type="float">
            <text:p>0.879331683168317</text:p>
          </table:table-cell>
          <table:table-cell table:formula="of:=[.C58]-[.B58]" office:value-type="float" office:value="-0.0482673267326729" calcext:value-type="float">
            <text:p>-0.04826732673267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880569306930693" calcext:value-type="float">
            <text:p>0.880569306930693</text:p>
          </table:table-cell>
          <table:table-cell table:formula="of:=[.C59]-[.B59]" office:value-type="float" office:value="-0.0451732673267331" calcext:value-type="float">
            <text:p>-0.04517326732673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879950495049505" calcext:value-type="float">
            <text:p>0.879950495049505</text:p>
          </table:table-cell>
          <table:table-cell table:formula="of:=[.C60]-[.B60]" office:value-type="float" office:value="-0.0457920792079211" calcext:value-type="float">
            <text:p>-0.04579207920792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79331683168317" calcext:value-type="float">
            <text:p>0.879331683168317</text:p>
          </table:table-cell>
          <table:table-cell table:formula="of:=[.C61]-[.B61]" office:value-type="float" office:value="-0.0476485148514849" calcext:value-type="float">
            <text:p>-0.04764851485148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75618811881188" calcext:value-type="float">
            <text:p>0.875618811881188</text:p>
          </table:table-cell>
          <table:table-cell table:formula="of:=[.C62]-[.B62]" office:value-type="float" office:value="-0.0519801980198019" calcext:value-type="float">
            <text:p>-0.05198019801980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75618811881188" calcext:value-type="float">
            <text:p>0.875618811881188</text:p>
          </table:table-cell>
          <table:table-cell table:formula="of:=[.C63]-[.B63]" office:value-type="float" office:value="-0.05259900990099" calcext:value-type="float">
            <text:p>-0.0525990099009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77475247524752" calcext:value-type="float">
            <text:p>0.877475247524752</text:p>
          </table:table-cell>
          <table:table-cell table:formula="of:=[.C64]-[.B64]" office:value-type="float" office:value="-0.0513613861386141" calcext:value-type="float">
            <text:p>-0.05136138613861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87809405940594" calcext:value-type="float">
            <text:p>0.87809405940594</text:p>
          </table:table-cell>
          <table:table-cell table:formula="of:=[.C65]-[.B65]" office:value-type="float" office:value="-0.0519801980198031" calcext:value-type="float">
            <text:p>-0.05198019801980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77475247524752" calcext:value-type="float">
            <text:p>0.877475247524752</text:p>
          </table:table-cell>
          <table:table-cell table:formula="of:=[.C66]-[.B66]" office:value-type="float" office:value="-0.053217821782179" calcext:value-type="float">
            <text:p>-0.05321782178217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881188118811881" calcext:value-type="float">
            <text:p>0.881188118811881</text:p>
          </table:table-cell>
          <table:table-cell table:formula="of:=[.C67]-[.B67]" office:value-type="float" office:value="-0.0501237623762379" calcext:value-type="float">
            <text:p>-0.05012376237623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883044554455445" calcext:value-type="float">
            <text:p>0.883044554455445</text:p>
          </table:table-cell>
          <table:table-cell table:formula="of:=[.C68]-[.B68]" office:value-type="float" office:value="-0.046410891089109" calcext:value-type="float">
            <text:p>-0.04641089108910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8490099009901" calcext:value-type="float">
            <text:p>0.88490099009901</text:p>
          </table:table-cell>
          <table:table-cell table:formula="of:=[.C69]-[.B69]" office:value-type="float" office:value="-0.0457920792079211" calcext:value-type="float">
            <text:p>-0.04579207920792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88613861386139" calcext:value-type="float">
            <text:p>0.888613861386139</text:p>
          </table:table-cell>
          <table:table-cell table:formula="of:=[.C70]-[.B70]" office:value-type="float" office:value="-0.042079207920792" calcext:value-type="float">
            <text:p>-0.04207920792079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890470297029703" calcext:value-type="float">
            <text:p>0.890470297029703</text:p>
          </table:table-cell>
          <table:table-cell table:formula="of:=[.C71]-[.B71]" office:value-type="float" office:value="-0.042079207920792" calcext:value-type="float">
            <text:p>-0.0420792079207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892945544554455" calcext:value-type="float">
            <text:p>0.892945544554455</text:p>
          </table:table-cell>
          <table:table-cell table:formula="of:=[.C72]-[.B72]" office:value-type="float" office:value="-0.038366336633664" calcext:value-type="float">
            <text:p>-0.03836633663366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9480198019802" calcext:value-type="float">
            <text:p>0.89480198019802</text:p>
          </table:table-cell>
          <table:table-cell table:formula="of:=[.C73]-[.B73]" office:value-type="float" office:value="-0.035891089108911" calcext:value-type="float">
            <text:p>-0.03589108910891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896039603960396" calcext:value-type="float">
            <text:p>0.896039603960396</text:p>
          </table:table-cell>
          <table:table-cell table:formula="of:=[.C74]-[.B74]" office:value-type="float" office:value="-0.035272277227723" calcext:value-type="float">
            <text:p>-0.03527227722772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894183168316832" calcext:value-type="float">
            <text:p>0.894183168316832</text:p>
          </table:table-cell>
          <table:table-cell table:formula="of:=[.C75]-[.B75]" office:value-type="float" office:value="-0.0371287128712869" calcext:value-type="float">
            <text:p>-0.03712871287128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895420792079208" calcext:value-type="float">
            <text:p>0.895420792079208</text:p>
          </table:table-cell>
          <table:table-cell table:formula="of:=[.C76]-[.B76]" office:value-type="float" office:value="-0.034034653465346" calcext:value-type="float">
            <text:p>-0.03403465346534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896658415841584" calcext:value-type="float">
            <text:p>0.896658415841584</text:p>
          </table:table-cell>
          <table:table-cell table:formula="of:=[.C77]-[.B77]" office:value-type="float" office:value="-0.0346534653465349" calcext:value-type="float">
            <text:p>-0.03465346534653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897277227722772" calcext:value-type="float">
            <text:p>0.897277227722772</text:p>
          </table:table-cell>
          <table:table-cell table:formula="of:=[.C78]-[.B78]" office:value-type="float" office:value="-0.032178217821782" calcext:value-type="float">
            <text:p>-0.03217821782178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0371287128713" calcext:value-type="float">
            <text:p>0.900371287128713</text:p>
          </table:table-cell>
          <table:table-cell table:formula="of:=[.C79]-[.B79]" office:value-type="float" office:value="-0.029084158415841" calcext:value-type="float">
            <text:p>-0.02908415841584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00990099009901" calcext:value-type="float">
            <text:p>0.900990099009901</text:p>
          </table:table-cell>
          <table:table-cell table:formula="of:=[.C80]-[.B80]" office:value-type="float" office:value="-0.027846534653465" calcext:value-type="float">
            <text:p>-0.02784653465346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0990099009901" calcext:value-type="float">
            <text:p>0.900990099009901</text:p>
          </table:table-cell>
          <table:table-cell table:formula="of:=[.C81]-[.B81]" office:value-type="float" office:value="-0.0284653465346529" calcext:value-type="float">
            <text:p>-0.02846534653465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00371287128713" calcext:value-type="float">
            <text:p>0.900371287128713</text:p>
          </table:table-cell>
          <table:table-cell table:formula="of:=[.C82]-[.B82]" office:value-type="float" office:value="-0.027846534653465" calcext:value-type="float">
            <text:p>-0.02784653465346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02846534653465" calcext:value-type="float">
            <text:p>0.902846534653465</text:p>
          </table:table-cell>
          <table:table-cell table:formula="of:=[.C83]-[.B83]" office:value-type="float" office:value="-0.025990099009901" calcext:value-type="float">
            <text:p>-0.02599009900990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04084158415841" calcext:value-type="float">
            <text:p>0.904084158415841</text:p>
          </table:table-cell>
          <table:table-cell table:formula="of:=[.C84]-[.B84]" office:value-type="float" office:value="-0.0235148514851489" calcext:value-type="float">
            <text:p>-0.02351485148514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01608910891089" calcext:value-type="float">
            <text:p>0.901608910891089</text:p>
          </table:table-cell>
          <table:table-cell table:formula="of:=[.C85]-[.B85]" office:value-type="float" office:value="-0.024752475247525" calcext:value-type="float">
            <text:p>-0.02475247524752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99133663366337" calcext:value-type="float">
            <text:p>0.899133663366337</text:p>
          </table:table-cell>
          <table:table-cell table:formula="of:=[.C86]-[.B86]" office:value-type="float" office:value="-0.027846534653465" calcext:value-type="float">
            <text:p>-0.02784653465346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00990099009901" calcext:value-type="float">
            <text:p>0.900990099009901</text:p>
          </table:table-cell>
          <table:table-cell table:formula="of:=[.C87]-[.B87]" office:value-type="float" office:value="-0.0266089108910889" calcext:value-type="float">
            <text:p>-0.02660891089108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01608910891089" calcext:value-type="float">
            <text:p>0.901608910891089</text:p>
          </table:table-cell>
          <table:table-cell table:formula="of:=[.C88]-[.B88]" office:value-type="float" office:value="-0.027227722772277" calcext:value-type="float">
            <text:p>-0.02722772277227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03465346534654" calcext:value-type="float">
            <text:p>0.903465346534654</text:p>
          </table:table-cell>
          <table:table-cell table:formula="of:=[.C89]-[.B89]" office:value-type="float" office:value="-0.024752475247524" calcext:value-type="float">
            <text:p>-0.02475247524752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03465346534654" calcext:value-type="float">
            <text:p>0.903465346534654</text:p>
          </table:table-cell>
          <table:table-cell table:formula="of:=[.C90]-[.B90]" office:value-type="float" office:value="-0.0253712871287121" calcext:value-type="float">
            <text:p>-0.02537128712871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07178217821782" calcext:value-type="float">
            <text:p>0.907178217821782</text:p>
          </table:table-cell>
          <table:table-cell table:formula="of:=[.C91]-[.B91]" office:value-type="float" office:value="-0.0204207920792079" calcext:value-type="float">
            <text:p>-0.02042079207920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9034653465346" calcext:value-type="float">
            <text:p>0.909034653465346</text:p>
          </table:table-cell>
          <table:table-cell table:formula="of:=[.C92]-[.B92]" office:value-type="float" office:value="-0.020420792079208" calcext:value-type="float">
            <text:p>-0.02042079207920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5940594059406" calcext:value-type="float">
            <text:p>0.905940594059406</text:p>
          </table:table-cell>
          <table:table-cell table:formula="of:=[.C93]-[.B93]" office:value-type="float" office:value="-0.023514851485148" calcext:value-type="float">
            <text:p>-0.02351485148514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5321782178218" calcext:value-type="float">
            <text:p>0.905321782178218</text:p>
          </table:table-cell>
          <table:table-cell table:formula="of:=[.C94]-[.B94]" office:value-type="float" office:value="-0.024133663366336" calcext:value-type="float">
            <text:p>-0.02413366336633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04084158415841" calcext:value-type="float">
            <text:p>0.904084158415841</text:p>
          </table:table-cell>
          <table:table-cell table:formula="of:=[.C95]-[.B95]" office:value-type="float" office:value="-0.025990099009902" calcext:value-type="float">
            <text:p>-0.02599009900990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6559405940594" calcext:value-type="float">
            <text:p>0.906559405940594</text:p>
          </table:table-cell>
          <table:table-cell table:formula="of:=[.C96]-[.B96]" office:value-type="float" office:value="-0.02289603960396" calcext:value-type="float">
            <text:p>-0.0228960396039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07178217821782" calcext:value-type="float">
            <text:p>0.907178217821782</text:p>
          </table:table-cell>
          <table:table-cell table:formula="of:=[.C97]-[.B97]" office:value-type="float" office:value="-0.0210396039603959" calcext:value-type="float">
            <text:p>-0.02103960396039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779702970297" calcext:value-type="float">
            <text:p>0.90779702970297</text:p>
          </table:table-cell>
          <table:table-cell table:formula="of:=[.C98]-[.B98]" office:value-type="float" office:value="-0.021658415841584" calcext:value-type="float">
            <text:p>-0.02165841584158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10891089108911" calcext:value-type="float">
            <text:p>0.910891089108911</text:p>
          </table:table-cell>
          <table:table-cell table:formula="of:=[.C99]-[.B99]" office:value-type="float" office:value="-0.0179455445544551" calcext:value-type="float">
            <text:p>-0.01794554455445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9653465346535" calcext:value-type="float">
            <text:p>0.909653465346535</text:p>
          </table:table-cell>
          <table:table-cell table:formula="of:=[.C100]-[.B100]" office:value-type="float" office:value="-0.019801980198019" calcext:value-type="float">
            <text:p>-0.01980198019801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10891089108911" calcext:value-type="float">
            <text:p>0.910891089108911</text:p>
          </table:table-cell>
          <table:table-cell table:formula="of:=[.C101]-[.B101]" office:value-type="float" office:value="-0.0167079207920789" calcext:value-type="float">
            <text:p>-0.01670792079207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12128712871287" calcext:value-type="float">
            <text:p>0.912128712871287</text:p>
          </table:table-cell>
          <table:table-cell table:formula="of:=[.C102]-[.B102]" office:value-type="float" office:value="-0.016089108910891" calcext:value-type="float">
            <text:p>-0.01608910891089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2747524752475" calcext:value-type="float">
            <text:p>0.912747524752475</text:p>
          </table:table-cell>
          <table:table-cell table:formula="of:=[.C103]-[.B103]" office:value-type="float" office:value="-0.0167079207920789" calcext:value-type="float">
            <text:p>-0.016707920792079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3366336633663" calcext:value-type="float">
            <text:p>0.913366336633663</text:p>
          </table:table-cell>
          <table:table-cell table:formula="of:=[.C104]-[.B104]" office:value-type="float" office:value="-0.016089108910891" calcext:value-type="float">
            <text:p>-0.01608910891089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4603960396039" calcext:value-type="float">
            <text:p>0.914603960396039</text:p>
          </table:table-cell>
          <table:table-cell table:formula="of:=[.C105]-[.B105]" office:value-type="float" office:value="-0.015470297029704" calcext:value-type="float">
            <text:p>-0.01547029702970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5222772277228" calcext:value-type="float">
            <text:p>0.915222772277228</text:p>
          </table:table-cell>
          <table:table-cell table:formula="of:=[.C106]-[.B106]" office:value-type="float" office:value="-0.0148514851485151" calcext:value-type="float">
            <text:p>-0.01485148514851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769801980198" calcext:value-type="float">
            <text:p>0.91769801980198</text:p>
          </table:table-cell>
          <table:table-cell table:formula="of:=[.C107]-[.B107]" office:value-type="float" office:value="-0.0129950495049511" calcext:value-type="float">
            <text:p>-0.01299504950495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769801980198" calcext:value-type="float">
            <text:p>0.91769801980198</text:p>
          </table:table-cell>
          <table:table-cell table:formula="of:=[.C108]-[.B108]" office:value-type="float" office:value="-0.0123762376237632" calcext:value-type="float">
            <text:p>-0.01237623762376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1769801980198" calcext:value-type="float">
            <text:p>0.91769801980198</text:p>
          </table:table-cell>
          <table:table-cell table:formula="of:=[.C109]-[.B109]" office:value-type="float" office:value="-0.0111386138613861" calcext:value-type="float">
            <text:p>-0.01113861386138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5222772277228" calcext:value-type="float">
            <text:p>0.915222772277228</text:p>
          </table:table-cell>
          <table:table-cell table:formula="of:=[.C110]-[.B110]" office:value-type="float" office:value="-0.014232673267326" calcext:value-type="float">
            <text:p>-0.01423267326732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5222772277228" calcext:value-type="float">
            <text:p>0.915222772277228</text:p>
          </table:table-cell>
          <table:table-cell table:formula="of:=[.C111]-[.B111]" office:value-type="float" office:value="-0.0148514851485151" calcext:value-type="float">
            <text:p>-0.01485148514851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3366336633663" calcext:value-type="float">
            <text:p>0.913366336633663</text:p>
          </table:table-cell>
          <table:table-cell table:formula="of:=[.C112]-[.B112]" office:value-type="float" office:value="-0.0167079207920801" calcext:value-type="float">
            <text:p>-0.0167079207920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1509900990099" calcext:value-type="float">
            <text:p>0.911509900990099</text:p>
          </table:table-cell>
          <table:table-cell table:formula="of:=[.C113]-[.B113]" office:value-type="float" office:value="-0.019183168316832" calcext:value-type="float">
            <text:p>-0.01918316831683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2128712871287" calcext:value-type="float">
            <text:p>0.912128712871287</text:p>
          </table:table-cell>
          <table:table-cell table:formula="of:=[.C114]-[.B114]" office:value-type="float" office:value="-0.0179455445544561" calcext:value-type="float">
            <text:p>-0.01794554455445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3366336633663" calcext:value-type="float">
            <text:p>0.913366336633663</text:p>
          </table:table-cell>
          <table:table-cell table:formula="of:=[.C115]-[.B115]" office:value-type="float" office:value="-0.017326732673268" calcext:value-type="float">
            <text:p>-0.01732673267326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3366336633663" calcext:value-type="float">
            <text:p>0.913366336633663</text:p>
          </table:table-cell>
          <table:table-cell table:formula="of:=[.C116]-[.B116]" office:value-type="float" office:value="-0.0167079207920801" calcext:value-type="float">
            <text:p>-0.0167079207920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3366336633663" calcext:value-type="float">
            <text:p>0.913366336633663</text:p>
          </table:table-cell>
          <table:table-cell table:formula="of:=[.C117]-[.B117]" office:value-type="float" office:value="-0.016089108910891" calcext:value-type="float">
            <text:p>-0.01608910891089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12747524752475" calcext:value-type="float">
            <text:p>0.912747524752475</text:p>
          </table:table-cell>
          <table:table-cell table:formula="of:=[.C118]-[.B118]" office:value-type="float" office:value="-0.016089108910891" calcext:value-type="float">
            <text:p>-0.01608910891089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13366336633663" calcext:value-type="float">
            <text:p>0.913366336633663</text:p>
          </table:table-cell>
          <table:table-cell table:formula="of:=[.C119]-[.B119]" office:value-type="float" office:value="-0.014851485148515" calcext:value-type="float">
            <text:p>-0.01485148514851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12747524752475" calcext:value-type="float">
            <text:p>0.912747524752475</text:p>
          </table:table-cell>
          <table:table-cell table:formula="of:=[.C120]-[.B120]" office:value-type="float" office:value="-0.016089108910891" calcext:value-type="float">
            <text:p>-0.01608910891089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0891089108911" calcext:value-type="float">
            <text:p>0.910891089108911</text:p>
          </table:table-cell>
          <table:table-cell table:formula="of:=[.C121]-[.B121]" office:value-type="float" office:value="-0.018564356435643" calcext:value-type="float">
            <text:p>-0.01856435643564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0891089108911" calcext:value-type="float">
            <text:p>0.910891089108911</text:p>
          </table:table-cell>
          <table:table-cell table:formula="of:=[.C122]-[.B122]" office:value-type="float" office:value="-0.01980198019802" calcext:value-type="float">
            <text:p>-0.0198019801980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3366336633663" calcext:value-type="float">
            <text:p>0.913366336633663</text:p>
          </table:table-cell>
          <table:table-cell table:formula="of:=[.C123]-[.B123]" office:value-type="float" office:value="-0.0167079207920801" calcext:value-type="float">
            <text:p>-0.0167079207920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5841584158416" calcext:value-type="float">
            <text:p>0.915841584158416</text:p>
          </table:table-cell>
          <table:table-cell table:formula="of:=[.C124]-[.B124]" office:value-type="float" office:value="-0.014851485148515" calcext:value-type="float">
            <text:p>-0.01485148514851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6460396039604" calcext:value-type="float">
            <text:p>0.916460396039604</text:p>
          </table:table-cell>
          <table:table-cell table:formula="of:=[.C125]-[.B125]" office:value-type="float" office:value="-0.014232673267327" calcext:value-type="float">
            <text:p>-0.01423267326732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7079207920792" calcext:value-type="float">
            <text:p>0.917079207920792</text:p>
          </table:table-cell>
          <table:table-cell table:formula="of:=[.C126]-[.B126]" office:value-type="float" office:value="-0.012995049504951" calcext:value-type="float">
            <text:p>-0.01299504950495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769801980198" calcext:value-type="float">
            <text:p>0.91769801980198</text:p>
          </table:table-cell>
          <table:table-cell table:formula="of:=[.C127]-[.B127]" office:value-type="float" office:value="-0.0129950495049511" calcext:value-type="float">
            <text:p>-0.01299504950495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8316831683168" calcext:value-type="float">
            <text:p>0.918316831683168</text:p>
          </table:table-cell>
          <table:table-cell table:formula="of:=[.C128]-[.B128]" office:value-type="float" office:value="-0.0117574257425751" calcext:value-type="float">
            <text:p>-0.01175742574257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8316831683168" calcext:value-type="float">
            <text:p>0.918316831683168</text:p>
          </table:table-cell>
          <table:table-cell table:formula="of:=[.C129]-[.B129]" office:value-type="float" office:value="-0.0117574257425751" calcext:value-type="float">
            <text:p>-0.01175742574257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1769801980198" calcext:value-type="float">
            <text:p>0.91769801980198</text:p>
          </table:table-cell>
          <table:table-cell table:formula="of:=[.C130]-[.B130]" office:value-type="float" office:value="-0.0142326732673271" calcext:value-type="float">
            <text:p>-0.01423267326732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8935643564356" calcext:value-type="float">
            <text:p>0.918935643564356</text:p>
          </table:table-cell>
          <table:table-cell table:formula="of:=[.C131]-[.B131]" office:value-type="float" office:value="-0.011757425742575" calcext:value-type="float">
            <text:p>-0.01175742574257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8935643564356" calcext:value-type="float">
            <text:p>0.918935643564356</text:p>
          </table:table-cell>
          <table:table-cell table:formula="of:=[.C132]-[.B132]" office:value-type="float" office:value="-0.011757425742575" calcext:value-type="float">
            <text:p>-0.01175742574257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8316831683168" calcext:value-type="float">
            <text:p>0.918316831683168</text:p>
          </table:table-cell>
          <table:table-cell table:formula="of:=[.C133]-[.B133]" office:value-type="float" office:value="-0.0123762376237631" calcext:value-type="float">
            <text:p>-0.01237623762376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769801980198" calcext:value-type="float">
            <text:p>0.91769801980198</text:p>
          </table:table-cell>
          <table:table-cell table:formula="of:=[.C134]-[.B134]" office:value-type="float" office:value="-0.0117574257425741" calcext:value-type="float">
            <text:p>-0.01175742574257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0173267326733" calcext:value-type="float">
            <text:p>0.920173267326733</text:p>
          </table:table-cell>
          <table:table-cell table:formula="of:=[.C135]-[.B135]" office:value-type="float" office:value="-0.00928217821782096" calcext:value-type="float">
            <text:p>-0.00928217821782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2029702970297" calcext:value-type="float">
            <text:p>0.922029702970297</text:p>
          </table:table-cell>
          <table:table-cell table:formula="of:=[.C136]-[.B136]" office:value-type="float" office:value="-0.00742574257425699" calcext:value-type="float">
            <text:p>-0.00742574257425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22029702970297" calcext:value-type="float">
            <text:p>0.922029702970297</text:p>
          </table:table-cell>
          <table:table-cell table:formula="of:=[.C137]-[.B137]" office:value-type="float" office:value="-0.008663366336634" calcext:value-type="float">
            <text:p>-0.00866336633663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19554455445545" calcext:value-type="float">
            <text:p>0.919554455445545</text:p>
          </table:table-cell>
          <table:table-cell table:formula="of:=[.C138]-[.B138]" office:value-type="float" office:value="-0.011757425742574" calcext:value-type="float">
            <text:p>-0.01175742574257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20173267326733" calcext:value-type="float">
            <text:p>0.920173267326733</text:p>
          </table:table-cell>
          <table:table-cell table:formula="of:=[.C139]-[.B139]" office:value-type="float" office:value="-0.0111386138613859" calcext:value-type="float">
            <text:p>-0.01113861386138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19554455445545" calcext:value-type="float">
            <text:p>0.919554455445545</text:p>
          </table:table-cell>
          <table:table-cell table:formula="of:=[.C140]-[.B140]" office:value-type="float" office:value="-0.0123762376237621" calcext:value-type="float">
            <text:p>-0.01237623762376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8935643564356" calcext:value-type="float">
            <text:p>0.918935643564356</text:p>
          </table:table-cell>
          <table:table-cell table:formula="of:=[.C141]-[.B141]" office:value-type="float" office:value="-0.011757425742575" calcext:value-type="float">
            <text:p>-0.01175742574257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9554455445545" calcext:value-type="float">
            <text:p>0.919554455445545</text:p>
          </table:table-cell>
          <table:table-cell table:formula="of:=[.C142]-[.B142]" office:value-type="float" office:value="-0.00990099009900902" calcext:value-type="float">
            <text:p>-0.00990099009900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18316831683168" calcext:value-type="float">
            <text:p>0.918316831683168</text:p>
          </table:table-cell>
          <table:table-cell table:formula="of:=[.C143]-[.B143]" office:value-type="float" office:value="-0.00990099009901002" calcext:value-type="float">
            <text:p>-0.0099009900990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19554455445545" calcext:value-type="float">
            <text:p>0.919554455445545</text:p>
          </table:table-cell>
          <table:table-cell table:formula="of:=[.C144]-[.B144]" office:value-type="float" office:value="-0.00928217821782107" calcext:value-type="float">
            <text:p>-0.00928217821782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0173267326733" calcext:value-type="float">
            <text:p>0.920173267326733</text:p>
          </table:table-cell>
          <table:table-cell table:formula="of:=[.C145]-[.B145]" office:value-type="float" office:value="-0.00928217821782096" calcext:value-type="float">
            <text:p>-0.00928217821782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20173267326733" calcext:value-type="float">
            <text:p>0.920173267326733</text:p>
          </table:table-cell>
          <table:table-cell table:formula="of:=[.C146]-[.B146]" office:value-type="float" office:value="-0.00990099009901002" calcext:value-type="float">
            <text:p>-0.0099009900990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19554455445545" calcext:value-type="float">
            <text:p>0.919554455445545</text:p>
          </table:table-cell>
          <table:table-cell table:formula="of:=[.C147]-[.B147]" office:value-type="float" office:value="-0.011757425742574" calcext:value-type="float">
            <text:p>-0.01175742574257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0173267326733" calcext:value-type="float">
            <text:p>0.920173267326733</text:p>
          </table:table-cell>
          <table:table-cell table:formula="of:=[.C148]-[.B148]" office:value-type="float" office:value="-0.0123762376237619" calcext:value-type="float">
            <text:p>-0.01237623762376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0173267326733" calcext:value-type="float">
            <text:p>0.920173267326733</text:p>
          </table:table-cell>
          <table:table-cell table:formula="of:=[.C149]-[.B149]" office:value-type="float" office:value="-0.0123762376237619" calcext:value-type="float">
            <text:p>-0.01237623762376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20173267326733" calcext:value-type="float">
            <text:p>0.920173267326733</text:p>
          </table:table-cell>
          <table:table-cell table:formula="of:=[.C150]-[.B150]" office:value-type="float" office:value="-0.011757425742574" calcext:value-type="float">
            <text:p>-0.01175742574257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20792079207921" calcext:value-type="float">
            <text:p>0.920792079207921</text:p>
          </table:table-cell>
          <table:table-cell table:formula="of:=[.C151]-[.B151]" office:value-type="float" office:value="-0.0123762376237621" calcext:value-type="float">
            <text:p>-0.01237623762376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22029702970297" calcext:value-type="float">
            <text:p>0.922029702970297</text:p>
          </table:table-cell>
          <table:table-cell table:formula="of:=[.C152]-[.B152]" office:value-type="float" office:value="-0.011138613861386" calcext:value-type="float">
            <text:p>-0.01113861386138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23267326732673" calcext:value-type="float">
            <text:p>0.923267326732673</text:p>
          </table:table-cell>
          <table:table-cell table:formula="of:=[.C153]-[.B153]" office:value-type="float" office:value="-0.00742574257425799" calcext:value-type="float">
            <text:p>-0.00742574257425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2029702970297" calcext:value-type="float">
            <text:p>0.922029702970297</text:p>
          </table:table-cell>
          <table:table-cell table:formula="of:=[.C154]-[.B154]" office:value-type="float" office:value="-0.010519801980198" calcext:value-type="float">
            <text:p>-0.01051980198019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21410891089109" calcext:value-type="float">
            <text:p>0.921410891089109</text:p>
          </table:table-cell>
          <table:table-cell table:formula="of:=[.C155]-[.B155]" office:value-type="float" office:value="-0.011757425742574" calcext:value-type="float">
            <text:p>-0.01175742574257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3267326732673" calcext:value-type="float">
            <text:p>0.923267326732673</text:p>
          </table:table-cell>
          <table:table-cell table:formula="of:=[.C156]-[.B156]" office:value-type="float" office:value="-0.00928217821782196" calcext:value-type="float">
            <text:p>-0.00928217821782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2029702970297" calcext:value-type="float">
            <text:p>0.922029702970297</text:p>
          </table:table-cell>
          <table:table-cell table:formula="of:=[.C157]-[.B157]" office:value-type="float" office:value="-0.010519801980198" calcext:value-type="float">
            <text:p>-0.01051980198019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23267326732673" calcext:value-type="float">
            <text:p>0.923267326732673</text:p>
          </table:table-cell>
          <table:table-cell table:formula="of:=[.C158]-[.B158]" office:value-type="float" office:value="-0.00990099009901002" calcext:value-type="float">
            <text:p>-0.0099009900990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2450495049505" calcext:value-type="float">
            <text:p>0.92450495049505</text:p>
          </table:table-cell>
          <table:table-cell table:formula="of:=[.C159]-[.B159]" office:value-type="float" office:value="-0.00928217821782107" calcext:value-type="float">
            <text:p>-0.00928217821782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2450495049505" calcext:value-type="float">
            <text:p>0.92450495049505</text:p>
          </table:table-cell>
          <table:table-cell table:formula="of:=[.C160]-[.B160]" office:value-type="float" office:value="-0.00928217821782107" calcext:value-type="float">
            <text:p>-0.00928217821782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23267326732673" calcext:value-type="float">
            <text:p>0.923267326732673</text:p>
          </table:table-cell>
          <table:table-cell table:formula="of:=[.C161]-[.B161]" office:value-type="float" office:value="-0.010519801980198" calcext:value-type="float">
            <text:p>-0.01051980198019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2450495049505" calcext:value-type="float">
            <text:p>0.92450495049505</text:p>
          </table:table-cell>
          <table:table-cell table:formula="of:=[.C162]-[.B162]" office:value-type="float" office:value="-0.0074257425742571" calcext:value-type="float">
            <text:p>-0.00742574257425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2648514851485" calcext:value-type="float">
            <text:p>0.922648514851485</text:p>
          </table:table-cell>
          <table:table-cell table:formula="of:=[.C163]-[.B163]" office:value-type="float" office:value="-0.00990099009901002" calcext:value-type="float">
            <text:p>-0.0099009900990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23267326732673" calcext:value-type="float">
            <text:p>0.923267326732673</text:p>
          </table:table-cell>
          <table:table-cell table:formula="of:=[.C164]-[.B164]" office:value-type="float" office:value="-0.011757425742575" calcext:value-type="float">
            <text:p>-0.01175742574257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23886138613861" calcext:value-type="float">
            <text:p>0.923886138613861</text:p>
          </table:table-cell>
          <table:table-cell table:formula="of:=[.C165]-[.B165]" office:value-type="float" office:value="-0.0105198019801981" calcext:value-type="float">
            <text:p>-0.01051980198019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23267326732673" calcext:value-type="float">
            <text:p>0.923267326732673</text:p>
          </table:table-cell>
          <table:table-cell table:formula="of:=[.C166]-[.B166]" office:value-type="float" office:value="-0.011138613861386" calcext:value-type="float">
            <text:p>-0.01113861386138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3886138613861" calcext:value-type="float">
            <text:p>0.923886138613861</text:p>
          </table:table-cell>
          <table:table-cell table:formula="of:=[.C167]-[.B167]" office:value-type="float" office:value="-0.008663366336634" calcext:value-type="float">
            <text:p>-0.00866336633663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25742574257426" calcext:value-type="float">
            <text:p>0.925742574257426</text:p>
          </table:table-cell>
          <table:table-cell table:formula="of:=[.C168]-[.B168]" office:value-type="float" office:value="-0.00618811881188097" calcext:value-type="float">
            <text:p>-0.00618811881188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25123762376238" calcext:value-type="float">
            <text:p>0.925123762376238</text:p>
          </table:table-cell>
          <table:table-cell table:formula="of:=[.C169]-[.B169]" office:value-type="float" office:value="-0.00495049504950507" calcext:value-type="float">
            <text:p>-0.00495049504950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5742574257426" calcext:value-type="float">
            <text:p>0.925742574257426</text:p>
          </table:table-cell>
          <table:table-cell table:formula="of:=[.C170]-[.B170]" office:value-type="float" office:value="-0.00371287128712794" calcext:value-type="float">
            <text:p>-0.00371287128712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5742574257426" calcext:value-type="float">
            <text:p>0.925742574257426</text:p>
          </table:table-cell>
          <table:table-cell table:formula="of:=[.C171]-[.B171]" office:value-type="float" office:value="-0.00371287128712794" calcext:value-type="float">
            <text:p>-0.00371287128712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6361386138614" calcext:value-type="float">
            <text:p>0.926361386138614</text:p>
          </table:table-cell>
          <table:table-cell table:formula="of:=[.C172]-[.B172]" office:value-type="float" office:value="-0.00309405940593999" calcext:value-type="float">
            <text:p>-0.0030940594059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25123762376238" calcext:value-type="float">
            <text:p>0.925123762376238</text:p>
          </table:table-cell>
          <table:table-cell table:formula="of:=[.C173]-[.B173]" office:value-type="float" office:value="-0.00371287128712805" calcext:value-type="float">
            <text:p>-0.00371287128712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26361386138614" calcext:value-type="float">
            <text:p>0.926361386138614</text:p>
          </table:table-cell>
          <table:table-cell table:formula="of:=[.C174]-[.B174]" office:value-type="float" office:value="-0.00247524752475203" calcext:value-type="float">
            <text:p>-0.00247524752475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6361386138614" calcext:value-type="float">
            <text:p>0.926361386138614</text:p>
          </table:table-cell>
          <table:table-cell table:formula="of:=[.C175]-[.B175]" office:value-type="float" office:value="-0.00185643564356397" calcext:value-type="float">
            <text:p>-0.00185643564356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5742574257426" calcext:value-type="float">
            <text:p>0.925742574257426</text:p>
          </table:table-cell>
          <table:table-cell table:formula="of:=[.C176]-[.B176]" office:value-type="float" office:value="-0.00247524752475192" calcext:value-type="float">
            <text:p>-0.00247524752475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25123762376238" calcext:value-type="float">
            <text:p>0.925123762376238</text:p>
          </table:table-cell>
          <table:table-cell table:formula="of:=[.C177]-[.B177]" office:value-type="float" office:value="-0.00247524752475192" calcext:value-type="float">
            <text:p>-0.002475247524752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2450495049505" calcext:value-type="float">
            <text:p>0.92450495049505</text:p>
          </table:table-cell>
          <table:table-cell table:formula="of:=[.C178]-[.B178]" office:value-type="float" office:value="-0.00309405940593999" calcext:value-type="float">
            <text:p>-0.0030940594059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25742574257426" calcext:value-type="float">
            <text:p>0.925742574257426</text:p>
          </table:table-cell>
          <table:table-cell table:formula="of:=[.C179]-[.B179]" office:value-type="float" office:value="-0.00123762376237591" calcext:value-type="float">
            <text:p>-0.001237623762376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6361386138614" calcext:value-type="float">
            <text:p>0.926361386138614</text:p>
          </table:table-cell>
          <table:table-cell table:formula="of:=[.C180]-[.B180]" office:value-type="float" office:value="-0.00185643564356397" calcext:value-type="float">
            <text:p>-0.00185643564356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6361386138614" calcext:value-type="float">
            <text:p>0.926361386138614</text:p>
          </table:table-cell>
          <table:table-cell table:formula="of:=[.C181]-[.B181]" office:value-type="float" office:value="-0.00185643564356397" calcext:value-type="float">
            <text:p>-0.001856435643564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6980198019802" calcext:value-type="float">
            <text:p>0.926980198019802</text:p>
          </table:table-cell>
          <table:table-cell table:formula="of:=[.C182]-[.B182]" office:value-type="float" office:value="-0.00123762376237602" calcext:value-type="float">
            <text:p>-0.00123762376237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759900990099" calcext:value-type="float">
            <text:p>0.92759900990099</text:p>
          </table:table-cell>
          <table:table-cell table:formula="of:=[.C183]-[.B183]" office:value-type="float" office:value="-0.00185643564356408" calcext:value-type="float">
            <text:p>-0.001856435643564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8836633663366" calcext:value-type="float">
            <text:p>0.928836633663366</text:p>
          </table:table-cell>
          <table:table-cell table:formula="of:=[.C184]-[.B184]" office:value-type="float" office:value="0.000618811881188064" calcext:value-type="float">
            <text:p>0.00061881188118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.928217821782178" calcext:value-type="float">
            <text:p>0.928217821782178</text:p>
          </table:table-cell>
          <table:table-cell table:formula="of:=[.C185]-[.B1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.92759900990099" calcext:value-type="float">
            <text:p>0.92759900990099</text:p>
          </table:table-cell>
          <table:table-cell table:formula="of:=[.C186]-[.B1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28217821782178" calcext:value-type="float">
            <text:p>0.928217821782178</text:p>
          </table:table-cell>
          <table:table-cell table:formula="of:=[.C187]-[.B187]" office:value-type="float" office:value="0.00123762376237602" calcext:value-type="float">
            <text:p>0.00123762376237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0693069306931" calcext:value-type="float">
            <text:p>0.930693069306931</text:p>
          </table:table-cell>
          <table:table-cell table:formula="of:=[.C188]-[.B188]" office:value-type="float" office:value="0.00371287128712905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30693069306931" calcext:value-type="float">
            <text:p>0.930693069306931</text:p>
          </table:table-cell>
          <table:table-cell table:formula="of:=[.C189]-[.B189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28836633663366" calcext:value-type="float">
            <text:p>0.928836633663366</text:p>
          </table:table-cell>
          <table:table-cell table:formula="of:=[.C190]-[.B190]" office:value-type="float" office:value="0.00247524752475203" calcext:value-type="float">
            <text:p>0.00247524752475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28217821782178" calcext:value-type="float">
            <text:p>0.928217821782178</text:p>
          </table:table-cell>
          <table:table-cell table:formula="of:=[.C191]-[.B191]" office:value-type="float" office:value="0.00185643564356397" calcext:value-type="float">
            <text:p>0.00185643564356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28836633663366" calcext:value-type="float">
            <text:p>0.928836633663366</text:p>
          </table:table-cell>
          <table:table-cell table:formula="of:=[.C192]-[.B192]" office:value-type="float" office:value="0.00185643564356408" calcext:value-type="float">
            <text:p>0.001856435643564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28217821782178" calcext:value-type="float">
            <text:p>0.928217821782178</text:p>
          </table:table-cell>
          <table:table-cell table:formula="of:=[.C193]-[.B193]" office:value-type="float" office:value="0.00123762376237602" calcext:value-type="float">
            <text:p>0.00123762376237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0074257425743" calcext:value-type="float">
            <text:p>0.930074257425743</text:p>
          </table:table-cell>
          <table:table-cell table:formula="of:=[.C194]-[.B194]" office:value-type="float" office:value="0.0030940594059411" calcext:value-type="float">
            <text:p>0.00309405940594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31311881188119" calcext:value-type="float">
            <text:p>0.931311881188119</text:p>
          </table:table-cell>
          <table:table-cell table:formula="of:=[.C195]-[.B195]" office:value-type="float" office:value="0.00618811881188097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196]-[.B196]" office:value-type="float" office:value="0.00680693069306904" calcext:value-type="float">
            <text:p>0.00680693069306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197]-[.B197]" office:value-type="float" office:value="0.0074257425742571" calcext:value-type="float">
            <text:p>0.00742574257425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198]-[.B198]" office:value-type="float" office:value="0.00680693069306904" calcext:value-type="float">
            <text:p>0.006806930693069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29455445544554" calcext:value-type="float">
            <text:p>0.929455445544554</text:p>
          </table:table-cell>
          <table:table-cell table:formula="of:=[.C199]-[.B199]" office:value-type="float" office:value="0.004331683168316" calcext:value-type="float">
            <text:p>0.00433168316831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28836633663366" calcext:value-type="float">
            <text:p>0.928836633663366</text:p>
          </table:table-cell>
          <table:table-cell table:formula="of:=[.C200]-[.B200]" office:value-type="float" office:value="0.00309405940593999" calcext:value-type="float">
            <text:p>0.0030940594059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29455445544554" calcext:value-type="float">
            <text:p>0.929455445544554</text:p>
          </table:table-cell>
          <table:table-cell table:formula="of:=[.C201]-[.B201]" office:value-type="float" office:value="0.00309405940593999" calcext:value-type="float">
            <text:p>0.0030940594059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30074257425743" calcext:value-type="float">
            <text:p>0.930074257425743</text:p>
          </table:table-cell>
          <table:table-cell table:formula="of:=[.C202]-[.B202]" office:value-type="float" office:value="0.00371287128712905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29455445544554" calcext:value-type="float">
            <text:p>0.929455445544554</text:p>
          </table:table-cell>
          <table:table-cell table:formula="of:=[.C203]-[.B203]" office:value-type="float" office:value="0.00371287128712794" calcext:value-type="float">
            <text:p>0.00371287128712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28217821782178" calcext:value-type="float">
            <text:p>0.928217821782178</text:p>
          </table:table-cell>
          <table:table-cell table:formula="of:=[.C204]-[.B204]" office:value-type="float" office:value="0.00247524752475192" calcext:value-type="float">
            <text:p>0.002475247524752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26980198019802" calcext:value-type="float">
            <text:p>0.926980198019802</text:p>
          </table:table-cell>
          <table:table-cell table:formula="of:=[.C205]-[.B205]" office:value-type="float" office:value="0.00123762376237591" calcext:value-type="float">
            <text:p>0.00123762376237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29455445544554" calcext:value-type="float">
            <text:p>0.929455445544554</text:p>
          </table:table-cell>
          <table:table-cell table:formula="of:=[.C206]-[.B206]" office:value-type="float" office:value="0.00309405940593999" calcext:value-type="float">
            <text:p>0.00309405940594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29455445544554" calcext:value-type="float">
            <text:p>0.929455445544554</text:p>
          </table:table-cell>
          <table:table-cell table:formula="of:=[.C207]-[.B207]" office:value-type="float" office:value="0.00247524752475203" calcext:value-type="float">
            <text:p>0.00247524752475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0074257425743" calcext:value-type="float">
            <text:p>0.930074257425743</text:p>
          </table:table-cell>
          <table:table-cell table:formula="of:=[.C208]-[.B208]" office:value-type="float" office:value="0.00247524752475314" calcext:value-type="float">
            <text:p>0.00247524752475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9455445544554" calcext:value-type="float">
            <text:p>0.929455445544554</text:p>
          </table:table-cell>
          <table:table-cell table:formula="of:=[.C209]-[.B209]" office:value-type="float" office:value="0.00123762376237602" calcext:value-type="float">
            <text:p>0.00123762376237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1311881188119" calcext:value-type="float">
            <text:p>0.931311881188119</text:p>
          </table:table-cell>
          <table:table-cell table:formula="of:=[.C210]-[.B210]" office:value-type="float" office:value="0.00371287128712905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1311881188119" calcext:value-type="float">
            <text:p>0.931311881188119</text:p>
          </table:table-cell>
          <table:table-cell table:formula="of:=[.C211]-[.B211]" office:value-type="float" office:value="0.004331683168317" calcext:value-type="float">
            <text:p>0.004331683168317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1311881188119" calcext:value-type="float">
            <text:p>0.931311881188119</text:p>
          </table:table-cell>
          <table:table-cell table:formula="of:=[.C212]-[.B212]" office:value-type="float" office:value="0.004331683168317" calcext:value-type="float">
            <text:p>0.00433168316831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1311881188119" calcext:value-type="float">
            <text:p>0.931311881188119</text:p>
          </table:table-cell>
          <table:table-cell table:formula="of:=[.C213]-[.B213]" office:value-type="float" office:value="0.004331683168317" calcext:value-type="float">
            <text:p>0.004331683168317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14]-[.B214]" office:value-type="float" office:value="0.00495049504950507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15]-[.B215]" office:value-type="float" office:value="0.00433168316831711" calcext:value-type="float">
            <text:p>0.004331683168317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1311881188119" calcext:value-type="float">
            <text:p>0.931311881188119</text:p>
          </table:table-cell>
          <table:table-cell table:formula="of:=[.C216]-[.B216]" office:value-type="float" office:value="0.00371287128712905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0693069306931" calcext:value-type="float">
            <text:p>0.930693069306931</text:p>
          </table:table-cell>
          <table:table-cell table:formula="of:=[.C217]-[.B217]" office:value-type="float" office:value="0.00371287128712905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30693069306931" calcext:value-type="float">
            <text:p>0.930693069306931</text:p>
          </table:table-cell>
          <table:table-cell table:formula="of:=[.C218]-[.B218]" office:value-type="float" office:value="0.004331683168317" calcext:value-type="float">
            <text:p>0.004331683168317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30693069306931" calcext:value-type="float">
            <text:p>0.930693069306931</text:p>
          </table:table-cell>
          <table:table-cell table:formula="of:=[.C219]-[.B219]" office:value-type="float" office:value="0.004331683168317" calcext:value-type="float">
            <text:p>0.004331683168317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20]-[.B220]" office:value-type="float" office:value="0.00495049504950507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29455445544554" calcext:value-type="float">
            <text:p>0.929455445544554</text:p>
          </table:table-cell>
          <table:table-cell table:formula="of:=[.C221]-[.B221]" office:value-type="float" office:value="0.00247524752475203" calcext:value-type="float">
            <text:p>0.002475247524752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29455445544554" calcext:value-type="float">
            <text:p>0.929455445544554</text:p>
          </table:table-cell>
          <table:table-cell table:formula="of:=[.C222]-[.B222]" office:value-type="float" office:value="0.00185643564356408" calcext:value-type="float">
            <text:p>0.001856435643564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0693069306931" calcext:value-type="float">
            <text:p>0.930693069306931</text:p>
          </table:table-cell>
          <table:table-cell table:formula="of:=[.C223]-[.B223]" office:value-type="float" office:value="0.00371287128712905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224]-[.B224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225]-[.B225]" office:value-type="float" office:value="0.00495049504950507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226]-[.B226]" office:value-type="float" office:value="0.0074257425742581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227]-[.B227]" office:value-type="float" office:value="0.00866336633663411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228]-[.B228]" office:value-type="float" office:value="0.0074257425742581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4405940594059" calcext:value-type="float">
            <text:p>0.934405940594059</text:p>
          </table:table-cell>
          <table:table-cell table:formula="of:=[.C229]-[.B229]" office:value-type="float" office:value="0.0074257425742571" calcext:value-type="float">
            <text:p>0.007425742574257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4405940594059" calcext:value-type="float">
            <text:p>0.934405940594059</text:p>
          </table:table-cell>
          <table:table-cell table:formula="of:=[.C230]-[.B230]" office:value-type="float" office:value="0.00680693069306915" calcext:value-type="float">
            <text:p>0.006806930693069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231]-[.B231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232]-[.B232]" office:value-type="float" office:value="0.00618811881188108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233]-[.B233]" office:value-type="float" office:value="0.00618811881188108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234]-[.B234]" office:value-type="float" office:value="0.00866336633663411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235]-[.B235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4405940594059" calcext:value-type="float">
            <text:p>0.934405940594059</text:p>
          </table:table-cell>
          <table:table-cell table:formula="of:=[.C236]-[.B236]" office:value-type="float" office:value="0.00680693069306915" calcext:value-type="float">
            <text:p>0.00680693069306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237]-[.B237]" office:value-type="float" office:value="0.00866336633663411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238]-[.B238]" office:value-type="float" office:value="0.00866336633663411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239]-[.B239]" office:value-type="float" office:value="0.0074257425742581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240]-[.B240]" office:value-type="float" office:value="0.004331683168317" calcext:value-type="float">
            <text:p>0.004331683168317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241]-[.B241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242]-[.B242]" office:value-type="float" office:value="0.00371287128712905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243]-[.B243]" office:value-type="float" office:value="0.00556930693069313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244]-[.B244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245]-[.B245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246]-[.B246]" office:value-type="float" office:value="0.00371287128712894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247]-[.B247]" office:value-type="float" office:value="0.00371287128712894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248]-[.B248]" office:value-type="float" office:value="0.00371287128712894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249]-[.B249]" office:value-type="float" office:value="0.00371287128712905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250]-[.B250]" office:value-type="float" office:value="0.00309405940594099" calcext:value-type="float">
            <text:p>0.003094059405941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251]-[.B251]" office:value-type="float" office:value="0.00309405940594099" calcext:value-type="float">
            <text:p>0.00309405940594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52]-[.B252]" office:value-type="float" office:value="0.00247524752475303" calcext:value-type="float">
            <text:p>0.002475247524753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53]-[.B253]" office:value-type="float" office:value="0.00185643564356397" calcext:value-type="float">
            <text:p>0.001856435643564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54]-[.B254]" office:value-type="float" office:value="0.00185643564356397" calcext:value-type="float">
            <text:p>0.001856435643564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55]-[.B255]" office:value-type="float" office:value="0.00247524752475303" calcext:value-type="float">
            <text:p>0.002475247524753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56]-[.B256]" office:value-type="float" office:value="0.00247524752475303" calcext:value-type="float">
            <text:p>0.00247524752475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1311881188119" calcext:value-type="float">
            <text:p>0.931311881188119</text:p>
          </table:table-cell>
          <table:table-cell table:formula="of:=[.C257]-[.B257]" office:value-type="float" office:value="0.00185643564356497" calcext:value-type="float">
            <text:p>0.00185643564356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258]-[.B258]" office:value-type="float" office:value="0.00309405940594099" calcext:value-type="float">
            <text:p>0.00309405940594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59]-[.B259]" office:value-type="float" office:value="0.00371287128712905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1311881188119" calcext:value-type="float">
            <text:p>0.931311881188119</text:p>
          </table:table-cell>
          <table:table-cell table:formula="of:=[.C260]-[.B260]" office:value-type="float" office:value="0.00185643564356497" calcext:value-type="float">
            <text:p>0.00185643564356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61]-[.B261]" office:value-type="float" office:value="0.00185643564356397" calcext:value-type="float">
            <text:p>0.001856435643564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62]-[.B262]" office:value-type="float" office:value="0.00185643564356397" calcext:value-type="float">
            <text:p>0.00185643564356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63]-[.B263]" office:value-type="float" office:value="0.000618811881188064" calcext:value-type="float">
            <text:p>0.000618811881188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1311881188119" calcext:value-type="float">
            <text:p>0.931311881188119</text:p>
          </table:table-cell>
          <table:table-cell table:formula="of:=[.C264]-[.B264]" office:value-type="float" office:value="-0.00123762376237602" calcext:value-type="float">
            <text:p>-0.00123762376237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265]-[.B265]" office:value-type="float" office:value="0.000618811881187953" calcext:value-type="float">
            <text:p>0.00061881188118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.931311881188119" calcext:value-type="float">
            <text:p>0.931311881188119</text:p>
          </table:table-cell>
          <table:table-cell table:formula="of:=[.C266]-[.B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0693069306931" calcext:value-type="float">
            <text:p>0.930693069306931</text:p>
          </table:table-cell>
          <table:table-cell table:formula="of:=[.C267]-[.B267]" office:value-type="float" office:value="0.000618811881187953" calcext:value-type="float">
            <text:p>0.000618811881188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68]-[.B268]" office:value-type="float" office:value="0.000618811881188064" calcext:value-type="float">
            <text:p>0.00061881188118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.931311881188119" calcext:value-type="float">
            <text:p>0.931311881188119</text:p>
          </table:table-cell>
          <table:table-cell table:formula="of:=[.C269]-[.B2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0074257425743" calcext:value-type="float">
            <text:p>0.930074257425743</text:p>
          </table:table-cell>
          <table:table-cell table:formula="of:=[.C270]-[.B270]" office:value-type="float" office:value="-0.00123762376237591" calcext:value-type="float">
            <text:p>-0.001237623762376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0074257425743" calcext:value-type="float">
            <text:p>0.930074257425743</text:p>
          </table:table-cell>
          <table:table-cell table:formula="of:=[.C271]-[.B271]" office:value-type="float" office:value="-0.00185643564356397" calcext:value-type="float">
            <text:p>-0.00185643564356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0.931930693069307" calcext:value-type="float">
            <text:p>0.931930693069307</text:p>
          </table:table-cell>
          <table:table-cell table:formula="of:=[.C272]-[.B2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0.931930693069307" calcext:value-type="float">
            <text:p>0.931930693069307</text:p>
          </table:table-cell>
          <table:table-cell table:formula="of:=[.C273]-[.B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0.931930693069307" calcext:value-type="float">
            <text:p>0.931930693069307</text:p>
          </table:table-cell>
          <table:table-cell table:formula="of:=[.C274]-[.B2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75]-[.B275]" office:value-type="float" office:value="0.000618811881188064" calcext:value-type="float">
            <text:p>0.000618811881188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1311881188119" calcext:value-type="float">
            <text:p>0.931311881188119</text:p>
          </table:table-cell>
          <table:table-cell table:formula="of:=[.C276]-[.B276]" office:value-type="float" office:value="-0.000618811881188064" calcext:value-type="float">
            <text:p>-0.00061881188118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.931311881188119" calcext:value-type="float">
            <text:p>0.931311881188119</text:p>
          </table:table-cell>
          <table:table-cell table:formula="of:=[.C277]-[.B2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1311881188119" calcext:value-type="float">
            <text:p>0.931311881188119</text:p>
          </table:table-cell>
          <table:table-cell table:formula="of:=[.C278]-[.B278]" office:value-type="float" office:value="0.000618811881187953" calcext:value-type="float">
            <text:p>0.000618811881188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0.931930693069307" calcext:value-type="float">
            <text:p>0.931930693069307</text:p>
          </table:table-cell>
          <table:table-cell table:formula="of:=[.C279]-[.B2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280]-[.B280]" office:value-type="float" office:value="0.000618811881188064" calcext:value-type="float">
            <text:p>0.000618811881188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281]-[.B281]" office:value-type="float" office:value="0.00247524752475203" calcext:value-type="float">
            <text:p>0.00247524752475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282]-[.B282]" office:value-type="float" office:value="0.00123762376237602" calcext:value-type="float">
            <text:p>0.001237623762376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283]-[.B283]" office:value-type="float" office:value="0.000618811881187953" calcext:value-type="float">
            <text:p>0.00061881188118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0.933168316831683" calcext:value-type="float">
            <text:p>0.933168316831683</text:p>
          </table:table-cell>
          <table:table-cell table:formula="of:=[.C284]-[.B2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285]-[.B285]" office:value-type="float" office:value="0.00123762376237602" calcext:value-type="float">
            <text:p>0.00123762376237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286]-[.B286]" office:value-type="float" office:value="0.000618811881187953" calcext:value-type="float">
            <text:p>0.00061881188118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287]-[.B287]" office:value-type="float" office:value="0.00123762376237602" calcext:value-type="float">
            <text:p>0.00123762376237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288]-[.B288]" office:value-type="float" office:value="0.00247524752475203" calcext:value-type="float">
            <text:p>0.002475247524752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4405940594059" calcext:value-type="float">
            <text:p>0.934405940594059</text:p>
          </table:table-cell>
          <table:table-cell table:formula="of:=[.C289]-[.B289]" office:value-type="float" office:value="0.00371287128712805" calcext:value-type="float">
            <text:p>0.003712871287128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290]-[.B290]" office:value-type="float" office:value="0.00309405940593999" calcext:value-type="float">
            <text:p>0.00309405940594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291]-[.B291]" office:value-type="float" office:value="0.00371287128712794" calcext:value-type="float">
            <text:p>0.003712871287128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4405940594059" calcext:value-type="float">
            <text:p>0.934405940594059</text:p>
          </table:table-cell>
          <table:table-cell table:formula="of:=[.C292]-[.B292]" office:value-type="float" office:value="0.004331683168316" calcext:value-type="float">
            <text:p>0.004331683168316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4405940594059" calcext:value-type="float">
            <text:p>0.934405940594059</text:p>
          </table:table-cell>
          <table:table-cell table:formula="of:=[.C293]-[.B293]" office:value-type="float" office:value="0.004331683168316" calcext:value-type="float">
            <text:p>0.00433168316831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294]-[.B294]" office:value-type="float" office:value="0.00680693069306892" calcext:value-type="float">
            <text:p>0.006806930693069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295]-[.B295]" office:value-type="float" office:value="0.004331683168317" calcext:value-type="float">
            <text:p>0.00433168316831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296]-[.B296]" office:value-type="float" office:value="0.00680693069306892" calcext:value-type="float">
            <text:p>0.00680693069306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297]-[.B297]" office:value-type="float" office:value="0.00680693069306892" calcext:value-type="float">
            <text:p>0.00680693069306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298]-[.B298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299]-[.B299]" office:value-type="float" office:value="0.004331683168317" calcext:value-type="float">
            <text:p>0.004331683168317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300]-[.B300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301]-[.B301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302]-[.B302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75" calcext:value-type="float">
            <text:p>0.9375</text:p>
          </table:table-cell>
          <table:table-cell table:formula="of:=[.C303]-[.B303]" office:value-type="float" office:value="0.00618811881188097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304]-[.B304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305]-[.B305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75" calcext:value-type="float">
            <text:p>0.9375</text:p>
          </table:table-cell>
          <table:table-cell table:formula="of:=[.C306]-[.B306]" office:value-type="float" office:value="0.00618811881188097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07]-[.B307]" office:value-type="float" office:value="0.00618811881188097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308]-[.B308]" office:value-type="float" office:value="0.00618811881188108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309]-[.B309]" office:value-type="float" office:value="0.00618811881188108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75" calcext:value-type="float">
            <text:p>0.9375</text:p>
          </table:table-cell>
          <table:table-cell table:formula="of:=[.C310]-[.B310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311]-[.B311]" office:value-type="float" office:value="0.004331683168317" calcext:value-type="float">
            <text:p>0.00433168316831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75" calcext:value-type="float">
            <text:p>0.9375</text:p>
          </table:table-cell>
          <table:table-cell table:formula="of:=[.C312]-[.B312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313]-[.B313]" office:value-type="float" office:value="0.00618811881188108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314]-[.B314]" office:value-type="float" office:value="0.00618811881188108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315]-[.B315]" office:value-type="float" office:value="0.00618811881188108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316]-[.B316]" office:value-type="float" office:value="0.00618811881188108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317]-[.B317]" office:value-type="float" office:value="0.00680693069306904" calcext:value-type="float">
            <text:p>0.00680693069306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18]-[.B318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19]-[.B319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20]-[.B320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321]-[.B321]" office:value-type="float" office:value="0.00618811881188108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322]-[.B322]" office:value-type="float" office:value="0.00680693069306892" calcext:value-type="float">
            <text:p>0.006806930693069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323]-[.B323]" office:value-type="float" office:value="0.00804455445544494" calcext:value-type="float">
            <text:p>0.00804455445544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324]-[.B324]" office:value-type="float" office:value="0.00804455445544494" calcext:value-type="float">
            <text:p>0.00804455445544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325]-[.B325]" office:value-type="float" office:value="0.00680693069306904" calcext:value-type="float">
            <text:p>0.006806930693069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75" calcext:value-type="float">
            <text:p>0.9375</text:p>
          </table:table-cell>
          <table:table-cell table:formula="of:=[.C326]-[.B326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327]-[.B327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75" calcext:value-type="float">
            <text:p>0.9375</text:p>
          </table:table-cell>
          <table:table-cell table:formula="of:=[.C328]-[.B328]" office:value-type="float" office:value="0.00556930693069291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329]-[.B329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30]-[.B330]" office:value-type="float" office:value="0.00680693069306904" calcext:value-type="float">
            <text:p>0.006806930693069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31]-[.B331]" office:value-type="float" office:value="0.00618811881188097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32]-[.B332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33]-[.B333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75" calcext:value-type="float">
            <text:p>0.9375</text:p>
          </table:table-cell>
          <table:table-cell table:formula="of:=[.C334]-[.B334]" office:value-type="float" office:value="0.00618811881188097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35]-[.B335]" office:value-type="float" office:value="0.00742574257425699" calcext:value-type="float">
            <text:p>0.00742574257425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36]-[.B336]" office:value-type="float" office:value="0.00618811881188097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337]-[.B337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338]-[.B338]" office:value-type="float" office:value="0.00371287128712894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39]-[.B339]" office:value-type="float" office:value="0.00309405940594099" calcext:value-type="float">
            <text:p>0.00309405940594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40]-[.B340]" office:value-type="float" office:value="0.00309405940594099" calcext:value-type="float">
            <text:p>0.00309405940594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341]-[.B341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342]-[.B342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4405940594059" calcext:value-type="float">
            <text:p>0.934405940594059</text:p>
          </table:table-cell>
          <table:table-cell table:formula="of:=[.C343]-[.B343]" office:value-type="float" office:value="0.004331683168316" calcext:value-type="float">
            <text:p>0.004331683168316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4405940594059" calcext:value-type="float">
            <text:p>0.934405940594059</text:p>
          </table:table-cell>
          <table:table-cell table:formula="of:=[.C344]-[.B344]" office:value-type="float" office:value="0.004331683168316" calcext:value-type="float">
            <text:p>0.00433168316831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345]-[.B345]" office:value-type="float" office:value="0.00371287128712794" calcext:value-type="float">
            <text:p>0.00371287128712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346]-[.B346]" office:value-type="float" office:value="0.00371287128712794" calcext:value-type="float">
            <text:p>0.003712871287128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347]-[.B347]" office:value-type="float" office:value="0.00371287128712794" calcext:value-type="float">
            <text:p>0.00371287128712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348]-[.B348]" office:value-type="float" office:value="0.00247524752475203" calcext:value-type="float">
            <text:p>0.002475247524752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349]-[.B349]" office:value-type="float" office:value="0.00309405940593999" calcext:value-type="float">
            <text:p>0.0030940594059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350]-[.B350]" office:value-type="float" office:value="0.00247524752475203" calcext:value-type="float">
            <text:p>0.00247524752475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351]-[.B351]" office:value-type="float" office:value="0.00247524752475203" calcext:value-type="float">
            <text:p>0.002475247524752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352]-[.B352]" office:value-type="float" office:value="0.00185643564356408" calcext:value-type="float">
            <text:p>0.00185643564356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353]-[.B353]" office:value-type="float" office:value="0.00185643564356408" calcext:value-type="float">
            <text:p>0.001856435643564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354]-[.B354]" office:value-type="float" office:value="0.00185643564356408" calcext:value-type="float">
            <text:p>0.001856435643564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1930693069307" calcext:value-type="float">
            <text:p>0.931930693069307</text:p>
          </table:table-cell>
          <table:table-cell table:formula="of:=[.C355]-[.B355]" office:value-type="float" office:value="0.00123762376237602" calcext:value-type="float">
            <text:p>0.001237623762376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356]-[.B356]" office:value-type="float" office:value="0.00247524752475192" calcext:value-type="float">
            <text:p>0.00247524752475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357]-[.B357]" office:value-type="float" office:value="0.004331683168317" calcext:value-type="float">
            <text:p>0.00433168316831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58]-[.B358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4405940594059" calcext:value-type="float">
            <text:p>0.934405940594059</text:p>
          </table:table-cell>
          <table:table-cell table:formula="of:=[.C359]-[.B359]" office:value-type="float" office:value="0.004331683168316" calcext:value-type="float">
            <text:p>0.004331683168316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60]-[.B360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61]-[.B361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4405940594059" calcext:value-type="float">
            <text:p>0.934405940594059</text:p>
          </table:table-cell>
          <table:table-cell table:formula="of:=[.C362]-[.B362]" office:value-type="float" office:value="0.004331683168316" calcext:value-type="float">
            <text:p>0.004331683168316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4405940594059" calcext:value-type="float">
            <text:p>0.934405940594059</text:p>
          </table:table-cell>
          <table:table-cell table:formula="of:=[.C363]-[.B363]" office:value-type="float" office:value="0.00371287128712805" calcext:value-type="float">
            <text:p>0.003712871287128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364]-[.B364]" office:value-type="float" office:value="0.00371287128712794" calcext:value-type="float">
            <text:p>0.00371287128712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365]-[.B365]" office:value-type="float" office:value="0.00309405940593999" calcext:value-type="float">
            <text:p>0.0030940594059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366]-[.B366]" office:value-type="float" office:value="0.004331683168317" calcext:value-type="float">
            <text:p>0.00433168316831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367]-[.B367]" office:value-type="float" office:value="0.00371287128712894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368]-[.B368]" office:value-type="float" office:value="0.00309405940594099" calcext:value-type="float">
            <text:p>0.00309405940594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369]-[.B369]" office:value-type="float" office:value="0.00309405940594099" calcext:value-type="float">
            <text:p>0.00309405940594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370]-[.B370]" office:value-type="float" office:value="0.00309405940594099" calcext:value-type="float">
            <text:p>0.00309405940594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371]-[.B371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372]-[.B372]" office:value-type="float" office:value="0.00495049504950496" calcext:value-type="float">
            <text:p>0.00495049504950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3787128712871" calcext:value-type="float">
            <text:p>0.933787128712871</text:p>
          </table:table-cell>
          <table:table-cell table:formula="of:=[.C373]-[.B373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374]-[.B374]" office:value-type="float" office:value="0.00371287128712905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2549504950495" calcext:value-type="float">
            <text:p>0.932549504950495</text:p>
          </table:table-cell>
          <table:table-cell table:formula="of:=[.C375]-[.B375]" office:value-type="float" office:value="0.00371287128712894" calcext:value-type="float">
            <text:p>0.003712871287129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4405940594059" calcext:value-type="float">
            <text:p>0.934405940594059</text:p>
          </table:table-cell>
          <table:table-cell table:formula="of:=[.C376]-[.B376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168316831683" calcext:value-type="float">
            <text:p>0.933168316831683</text:p>
          </table:table-cell>
          <table:table-cell table:formula="of:=[.C377]-[.B377]" office:value-type="float" office:value="0.004331683168317" calcext:value-type="float">
            <text:p>0.00433168316831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4405940594059" calcext:value-type="float">
            <text:p>0.934405940594059</text:p>
          </table:table-cell>
          <table:table-cell table:formula="of:=[.C378]-[.B378]" office:value-type="float" office:value="0.00556930693069302" calcext:value-type="float">
            <text:p>0.00556930693069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79]-[.B379]" office:value-type="float" office:value="0.00680693069307003" calcext:value-type="float">
            <text:p>0.0068069306930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80]-[.B380]" office:value-type="float" office:value="0.00556930693069402" calcext:value-type="float">
            <text:p>0.005569306930694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81]-[.B381]" office:value-type="float" office:value="0.00618811881188197" calcext:value-type="float">
            <text:p>0.00618811881188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82]-[.B382]" office:value-type="float" office:value="0.00618811881188197" calcext:value-type="float">
            <text:p>0.00618811881188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83]-[.B383]" office:value-type="float" office:value="0.00556930693069402" calcext:value-type="float">
            <text:p>0.005569306930694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384]-[.B384]" office:value-type="float" office:value="0.00680693069306992" calcext:value-type="float">
            <text:p>0.0068069306930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85]-[.B385]" office:value-type="float" office:value="0.00556930693069402" calcext:value-type="float">
            <text:p>0.00556930693069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86]-[.B386]" office:value-type="float" office:value="0.00556930693069402" calcext:value-type="float">
            <text:p>0.00556930693069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87]-[.B387]" office:value-type="float" office:value="0.00618811881188197" calcext:value-type="float">
            <text:p>0.006188118811882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388]-[.B388]" office:value-type="float" office:value="0.00680693069307003" calcext:value-type="float">
            <text:p>0.0068069306930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389]-[.B389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90]-[.B390]" office:value-type="float" office:value="0.0105198019801981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91]-[.B391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75" calcext:value-type="float">
            <text:p>0.9375</text:p>
          </table:table-cell>
          <table:table-cell table:formula="of:=[.C392]-[.B392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93]-[.B393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94]-[.B394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395]-[.B39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75" calcext:value-type="float">
            <text:p>0.9375</text:p>
          </table:table-cell>
          <table:table-cell table:formula="of:=[.C396]-[.B396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75" calcext:value-type="float">
            <text:p>0.9375</text:p>
          </table:table-cell>
          <table:table-cell table:formula="of:=[.C397]-[.B39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398]-[.B398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399]-[.B399]" office:value-type="float" office:value="0.00618811881188097" calcext:value-type="float">
            <text:p>0.006188118811881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400]-[.B400]" office:value-type="float" office:value="0.00680693069307003" calcext:value-type="float">
            <text:p>0.0068069306930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401]-[.B401]" office:value-type="float" office:value="0.00618811881188197" calcext:value-type="float">
            <text:p>0.006188118811882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75" calcext:value-type="float">
            <text:p>0.9375</text:p>
          </table:table-cell>
          <table:table-cell table:formula="of:=[.C402]-[.B402]" office:value-type="float" office:value="0.00742574257425688" calcext:value-type="float">
            <text:p>0.00742574257425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403]-[.B403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404]-[.B404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405]-[.B405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406]-[.B406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407]-[.B407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408]-[.B408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409]-[.B409]" office:value-type="float" office:value="0.0105198019801981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410]-[.B410]" office:value-type="float" office:value="0.0105198019801981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411]-[.B411]" office:value-type="float" office:value="0.0105198019801981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412]-[.B412]" office:value-type="float" office:value="0.0105198019801981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75" calcext:value-type="float">
            <text:p>0.9375</text:p>
          </table:table-cell>
          <table:table-cell table:formula="of:=[.C413]-[.B413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414]-[.B414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415]-[.B415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416]-[.B416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417]-[.B417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418]-[.B418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419]-[.B419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420]-[.B420]" office:value-type="float" office:value="0.00866336633663411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421]-[.B421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422]-[.B422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75" calcext:value-type="float">
            <text:p>0.9375</text:p>
          </table:table-cell>
          <table:table-cell table:formula="of:=[.C423]-[.B423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75" calcext:value-type="float">
            <text:p>0.9375</text:p>
          </table:table-cell>
          <table:table-cell table:formula="of:=[.C424]-[.B424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425]-[.B425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426]-[.B426]" office:value-type="float" office:value="0.011138613861386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427]-[.B427]" office:value-type="float" office:value="0.011138613861386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428]-[.B428]" office:value-type="float" office:value="0.011138613861386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429]-[.B429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430]-[.B430]" office:value-type="float" office:value="0.0105198019801981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431]-[.B431]" office:value-type="float" office:value="0.011138613861386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432]-[.B432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433]-[.B433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434]-[.B434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435]-[.B435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436]-[.B436]" office:value-type="float" office:value="0.0117574257425739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437]-[.B437]" office:value-type="float" office:value="0.0117574257425739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438]-[.B438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39]-[.B439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40]-[.B440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41]-[.B441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442]-[.B442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43]-[.B443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44]-[.B444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45]-[.B445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446]-[.B446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447]-[.B447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448]-[.B448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449]-[.B449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450]-[.B450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451]-[.B451]" office:value-type="float" office:value="0.008663366336633" calcext:value-type="float">
            <text:p>0.00866336633663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452]-[.B452]" office:value-type="float" office:value="0.00804455445544505" calcext:value-type="float">
            <text:p>0.00804455445544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453]-[.B453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454]-[.B454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455]-[.B455]" office:value-type="float" office:value="0.011138613861386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456]-[.B456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457]-[.B457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458]-[.B458]" office:value-type="float" office:value="0.013613861386138" calcext:value-type="float">
            <text:p>0.013613861386138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459]-[.B459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460]-[.B460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461]-[.B461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462]-[.B462]" office:value-type="float" office:value="0.0129950495049499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463]-[.B463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464]-[.B464]" office:value-type="float" office:value="0.0123762376237631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465]-[.B465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466]-[.B466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467]-[.B467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468]-[.B468]" office:value-type="float" office:value="0.0129950495049499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469]-[.B469]" office:value-type="float" office:value="0.0129950495049499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470]-[.B470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471]-[.B471]" office:value-type="float" office:value="0.0129950495049499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472]-[.B472]" office:value-type="float" office:value="0.013613861386138" calcext:value-type="float">
            <text:p>0.01361386138613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473]-[.B473]" office:value-type="float" office:value="0.013613861386138" calcext:value-type="float">
            <text:p>0.013613861386138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474]-[.B474]" office:value-type="float" office:value="0.0129950495049499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475]-[.B475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476]-[.B476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477]-[.B477]" office:value-type="float" office:value="0.0123762376237631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78]-[.B478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79]-[.B479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480]-[.B480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481]-[.B481]" office:value-type="float" office:value="0.0123762376237631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82]-[.B482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83]-[.B483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484]-[.B484]" office:value-type="float" office:value="0.0123762376237631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85]-[.B485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86]-[.B486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487]-[.B487]" office:value-type="float" office:value="0.0123762376237631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488]-[.B488]" office:value-type="float" office:value="0.0123762376237631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489]-[.B489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90]-[.B490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491]-[.B491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492]-[.B492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493]-[.B493]" office:value-type="float" office:value="0.0105198019801981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494]-[.B494]" office:value-type="float" office:value="0.0105198019801981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495]-[.B495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496]-[.B496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497]-[.B497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498]-[.B498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499]-[.B499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500]-[.B500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501]-[.B501]" office:value-type="float" office:value="0.0129950495049499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502]-[.B502]" office:value-type="float" office:value="0.013613861386138" calcext:value-type="float">
            <text:p>0.013613861386138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503]-[.B503]" office:value-type="float" office:value="0.013613861386138" calcext:value-type="float">
            <text:p>0.01361386138613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504]-[.B504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505]-[.B505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506]-[.B506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507]-[.B507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508]-[.B508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509]-[.B509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510]-[.B510]" office:value-type="float" office:value="0.014851485148514" calcext:value-type="float">
            <text:p>0.01485148514851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511]-[.B511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512]-[.B512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513]-[.B513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514]-[.B514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515]-[.B515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516]-[.B516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517]-[.B517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518]-[.B518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519]-[.B519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20]-[.B520]" office:value-type="float" office:value="0.011138613861386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521]-[.B521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522]-[.B522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23]-[.B523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524]-[.B524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525]-[.B525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526]-[.B526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527]-[.B527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528]-[.B528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529]-[.B529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530]-[.B530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531]-[.B531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32]-[.B532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33]-[.B533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34]-[.B534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35]-[.B535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536]-[.B536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537]-[.B537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538]-[.B538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539]-[.B539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540]-[.B540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41]-[.B541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42]-[.B542]" office:value-type="float" office:value="0.0142326732673271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43]-[.B543]" office:value-type="float" office:value="0.0142326732673271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44]-[.B544]" office:value-type="float" office:value="0.0142326732673271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45]-[.B545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46]-[.B546]" office:value-type="float" office:value="0.0142326732673271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47]-[.B547]" office:value-type="float" office:value="0.0142326732673271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548]-[.B548]" office:value-type="float" office:value="0.0148514851485151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549]-[.B549]" office:value-type="float" office:value="0.013613861386138" calcext:value-type="float">
            <text:p>0.01361386138613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550]-[.B550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551]-[.B551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552]-[.B552]" office:value-type="float" office:value="0.0123762376237621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553]-[.B553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554]-[.B554]" office:value-type="float" office:value="0.0117574257425741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75" calcext:value-type="float">
            <text:p>0.9375</text:p>
          </table:table-cell>
          <table:table-cell table:formula="of:=[.C555]-[.B555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75" calcext:value-type="float">
            <text:p>0.9375</text:p>
          </table:table-cell>
          <table:table-cell table:formula="of:=[.C556]-[.B556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57]-[.B557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558]-[.B558]" office:value-type="float" office:value="0.00866336633663411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559]-[.B559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60]-[.B560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  <table:table-cell table:formula="of:=[.C561]-[.B561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  <table:table-cell table:formula="of:=[.C562]-[.B562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63]-[.B563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64]-[.B564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65]-[.B565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66]-[.B566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  <table:table-cell table:formula="of:=[.C567]-[.B567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  <table:table-cell table:formula="of:=[.C568]-[.B568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69]-[.B569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570]-[.B570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571]-[.B571]" office:value-type="float" office:value="0.00680693069306992" calcext:value-type="float">
            <text:p>0.00680693069307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572]-[.B572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  <table:table-cell table:formula="of:=[.C573]-[.B573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574]-[.B574]" office:value-type="float" office:value="0.00866336633663411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575]-[.B575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576]-[.B576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577]-[.B577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5024752475248" calcext:value-type="float">
            <text:p>0.935024752475248</text:p>
          </table:table-cell>
          <table:table-cell table:formula="of:=[.C578]-[.B578]" office:value-type="float" office:value="0.0074257425742581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79]-[.B579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80]-[.B580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81]-[.B581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582]-[.B582]" office:value-type="float" office:value="0.00866336633663411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583]-[.B583]" office:value-type="float" office:value="0.00866336633663411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36262376237624" calcext:value-type="float">
            <text:p>0.936262376237624</text:p>
          </table:table-cell>
          <table:table-cell table:formula="of:=[.C584]-[.B584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85]-[.B585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75" calcext:value-type="float">
            <text:p>0.9375</text:p>
          </table:table-cell>
          <table:table-cell table:formula="of:=[.C586]-[.B586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75" calcext:value-type="float">
            <text:p>0.9375</text:p>
          </table:table-cell>
          <table:table-cell table:formula="of:=[.C587]-[.B58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75" calcext:value-type="float">
            <text:p>0.9375</text:p>
          </table:table-cell>
          <table:table-cell table:formula="of:=[.C588]-[.B588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75" calcext:value-type="float">
            <text:p>0.9375</text:p>
          </table:table-cell>
          <table:table-cell table:formula="of:=[.C589]-[.B589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590]-[.B590]" office:value-type="float" office:value="0.0117574257425741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591]-[.B591]" office:value-type="float" office:value="0.011138613861386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92]-[.B592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93]-[.B593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94]-[.B594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  <table:table-cell table:formula="of:=[.C595]-[.B595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  <table:table-cell table:formula="of:=[.C596]-[.B596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  <table:table-cell table:formula="of:=[.C597]-[.B597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  <table:table-cell table:formula="of:=[.C598]-[.B598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599]-[.B599]" office:value-type="float" office:value="0.0105198019801981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600]-[.B600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601]-[.B601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602]-[.B602]" office:value-type="float" office:value="0.0117574257425741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603]-[.B603]" office:value-type="float" office:value="0.0123762376237621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604]-[.B604]" office:value-type="float" office:value="0.0123762376237621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605]-[.B605]" office:value-type="float" office:value="0.0123762376237621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606]-[.B606]" office:value-type="float" office:value="0.011138613861386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607]-[.B607]" office:value-type="float" office:value="0.0117574257425741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608]-[.B608]" office:value-type="float" office:value="0.0117574257425741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609]-[.B609]" office:value-type="float" office:value="0.0117574257425741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610]-[.B610]" office:value-type="float" office:value="0.0117574257425741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611]-[.B611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612]-[.B612]" office:value-type="float" office:value="0.0117574257425741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613]-[.B613]" office:value-type="float" office:value="0.0117574257425741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614]-[.B614]" office:value-type="float" office:value="0.0117574257425741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615]-[.B615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616]-[.B616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617]-[.B617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18]-[.B618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19]-[.B619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20]-[.B620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21]-[.B621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22]-[.B622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623]-[.B623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24]-[.B624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25]-[.B625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26]-[.B626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27]-[.B627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28]-[.B628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29]-[.B629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30]-[.B630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631]-[.B631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32]-[.B632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33]-[.B633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34]-[.B634]" office:value-type="float" office:value="0.0142326732673271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35]-[.B635]" office:value-type="float" office:value="0.0142326732673271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636]-[.B636]" office:value-type="float" office:value="0.015470297029703" calcext:value-type="float">
            <text:p>0.01547029702970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637]-[.B637]" office:value-type="float" office:value="0.015470297029703" calcext:value-type="float">
            <text:p>0.015470297029703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638]-[.B638]" office:value-type="float" office:value="0.015470297029703" calcext:value-type="float">
            <text:p>0.015470297029703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39]-[.B639]" office:value-type="float" office:value="0.0142326732673271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40]-[.B640]" office:value-type="float" office:value="0.0142326732673271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41]-[.B641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42]-[.B642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43]-[.B643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44]-[.B644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45]-[.B645]" office:value-type="float" office:value="0.0142326732673271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46]-[.B646]" office:value-type="float" office:value="0.0142326732673271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47]-[.B647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648]-[.B648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649]-[.B649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50]-[.B650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51]-[.B651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52]-[.B652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653]-[.B653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54]-[.B654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55]-[.B655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656]-[.B656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657]-[.B657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658]-[.B658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659]-[.B659]" office:value-type="float" office:value="0.015470297029703" calcext:value-type="float">
            <text:p>0.01547029702970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660]-[.B660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661]-[.B661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662]-[.B662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63]-[.B663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64]-[.B664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665]-[.B665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666]-[.B666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667]-[.B667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668]-[.B668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669]-[.B669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670]-[.B670]" office:value-type="float" office:value="0.0117574257425739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671]-[.B671]" office:value-type="float" office:value="0.0117574257425739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672]-[.B672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673]-[.B673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74]-[.B674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75]-[.B675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76]-[.B676]" office:value-type="float" office:value="0.0142326732673271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77]-[.B677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678]-[.B678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679]-[.B679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680]-[.B680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681]-[.B681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682]-[.B682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683]-[.B683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684]-[.B684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685]-[.B685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686]-[.B686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687]-[.B687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688]-[.B688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689]-[.B689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90]-[.B690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691]-[.B691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692]-[.B692]" office:value-type="float" office:value="0.0117574257425739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693]-[.B693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694]-[.B694]" office:value-type="float" office:value="0.011138613861386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695]-[.B695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96]-[.B696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697]-[.B697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98]-[.B698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699]-[.B699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700]-[.B700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701]-[.B701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702]-[.B702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703]-[.B703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704]-[.B704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705]-[.B705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706]-[.B706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707]-[.B707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708]-[.B708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709]-[.B709]" office:value-type="float" office:value="0.0117574257425739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710]-[.B710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711]-[.B711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712]-[.B712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713]-[.B713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714]-[.B714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715]-[.B715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716]-[.B716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717]-[.B717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718]-[.B718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719]-[.B719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720]-[.B720]" office:value-type="float" office:value="0.0117574257425739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721]-[.B721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22]-[.B722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23]-[.B723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24]-[.B724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725]-[.B725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726]-[.B726]" office:value-type="float" office:value="0.0117574257425739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727]-[.B727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28]-[.B728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29]-[.B729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30]-[.B730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31]-[.B731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32]-[.B732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33]-[.B733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34]-[.B734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735]-[.B735]" office:value-type="float" office:value="0.0123762376237631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736]-[.B736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737]-[.B737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738]-[.B738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739]-[.B739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740]-[.B740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741]-[.B741]" office:value-type="float" office:value="0.0123762376237631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42]-[.B742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43]-[.B743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744]-[.B744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45]-[.B745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46]-[.B746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47]-[.B747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48]-[.B748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749]-[.B749]" office:value-type="float" office:value="0.0123762376237631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750]-[.B750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751]-[.B751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52]-[.B752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53]-[.B753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54]-[.B754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55]-[.B755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756]-[.B756]" office:value-type="float" office:value="0.0136138613861391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57]-[.B757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58]-[.B758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59]-[.B759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60]-[.B760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761]-[.B761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762]-[.B762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63]-[.B763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64]-[.B764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65]-[.B765]" office:value-type="float" office:value="0.015470297029703" calcext:value-type="float">
            <text:p>0.015470297029703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66]-[.B766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67]-[.B767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68]-[.B768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69]-[.B769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70]-[.B770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71]-[.B771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72]-[.B772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73]-[.B773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74]-[.B774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75]-[.B775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76]-[.B776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77]-[.B777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78]-[.B778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79]-[.B779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80]-[.B780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81]-[.B781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82]-[.B782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83]-[.B783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84]-[.B784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85]-[.B785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86]-[.B786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87]-[.B787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88]-[.B788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89]-[.B789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90]-[.B790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791]-[.B791]" office:value-type="float" office:value="0.0154702970297029" calcext:value-type="float">
            <text:p>0.01547029702970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92]-[.B792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793]-[.B793]" office:value-type="float" office:value="0.013613861386138" calcext:value-type="float">
            <text:p>0.013613861386138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94]-[.B794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95]-[.B795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796]-[.B796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97]-[.B797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98]-[.B798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799]-[.B799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00]-[.B800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801]-[.B801]" office:value-type="float" office:value="0.0123762376237631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802]-[.B802]" office:value-type="float" office:value="0.0123762376237631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803]-[.B803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04]-[.B804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05]-[.B805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806]-[.B806]" office:value-type="float" office:value="0.0123762376237631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807]-[.B807]" office:value-type="float" office:value="0.0123762376237631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08]-[.B808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09]-[.B809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10]-[.B810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11]-[.B811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12]-[.B812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13]-[.B813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814]-[.B814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815]-[.B815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816]-[.B816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817]-[.B817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818]-[.B818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819]-[.B819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820]-[.B820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821]-[.B821]" office:value-type="float" office:value="0.0142326732673269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822]-[.B822]" office:value-type="float" office:value="0.014851485148515" calcext:value-type="float">
            <text:p>0.01485148514851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823]-[.B823]" office:value-type="float" office:value="0.014232673267327" calcext:value-type="float">
            <text:p>0.014232673267327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824]-[.B824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25]-[.B825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26]-[.B826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27]-[.B827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28]-[.B828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29]-[.B829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830]-[.B830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831]-[.B831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832]-[.B832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33]-[.B833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34]-[.B834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35]-[.B835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836]-[.B836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37]-[.B837]" office:value-type="float" office:value="0.0123762376237629" calcext:value-type="float">
            <text:p>0.012376237623763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838]-[.B838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839]-[.B839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840]-[.B840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841]-[.B841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842]-[.B842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843]-[.B843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844]-[.B844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845]-[.B845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846]-[.B846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847]-[.B847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848]-[.B848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849]-[.B849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850]-[.B850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851]-[.B851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852]-[.B852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853]-[.B853]" office:value-type="float" office:value="0.008663366336633" calcext:value-type="float">
            <text:p>0.008663366336633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854]-[.B854]" office:value-type="float" office:value="0.008663366336633" calcext:value-type="float">
            <text:p>0.008663366336633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855]-[.B855]" office:value-type="float" office:value="0.008663366336633" calcext:value-type="float">
            <text:p>0.008663366336633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856]-[.B856]" office:value-type="float" office:value="0.008663366336633" calcext:value-type="float">
            <text:p>0.008663366336633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857]-[.B857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858]-[.B858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859]-[.B859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860]-[.B860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861]-[.B861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862]-[.B862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863]-[.B863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864]-[.B864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865]-[.B865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866]-[.B866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867]-[.B867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868]-[.B868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869]-[.B869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70]-[.B870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71]-[.B871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72]-[.B872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73]-[.B873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74]-[.B874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75]-[.B875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76]-[.B876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77]-[.B877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78]-[.B878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79]-[.B879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80]-[.B880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81]-[.B881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82]-[.B882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83]-[.B883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884]-[.B884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885]-[.B885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86]-[.B886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87]-[.B887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88]-[.B888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89]-[.B889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890]-[.B890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891]-[.B891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892]-[.B892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893]-[.B893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894]-[.B894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895]-[.B895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896]-[.B896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897]-[.B897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898]-[.B898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899]-[.B899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00]-[.B900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01]-[.B901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02]-[.B902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03]-[.B903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04]-[.B904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05]-[.B905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06]-[.B906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07]-[.B907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08]-[.B908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09]-[.B909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10]-[.B910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11]-[.B911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12]-[.B912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13]-[.B913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914]-[.B914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915]-[.B915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916]-[.B916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917]-[.B917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918]-[.B918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19]-[.B919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20]-[.B920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21]-[.B921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22]-[.B922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23]-[.B923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924]-[.B924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925]-[.B925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926]-[.B926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927]-[.B927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928]-[.B928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929]-[.B929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930]-[.B930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931]-[.B931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932]-[.B932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933]-[.B933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934]-[.B934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935]-[.B935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936]-[.B936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937]-[.B937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938]-[.B938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939]-[.B939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940]-[.B940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941]-[.B941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942]-[.B942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943]-[.B943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944]-[.B944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945]-[.B945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946]-[.B946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947]-[.B947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948]-[.B948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49]-[.B949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50]-[.B950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51]-[.B951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52]-[.B952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53]-[.B953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54]-[.B954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55]-[.B955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56]-[.B956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57]-[.B957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58]-[.B958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59]-[.B959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60]-[.B960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61]-[.B961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62]-[.B962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63]-[.B963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64]-[.B964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65]-[.B965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66]-[.B966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67]-[.B967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68]-[.B968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969]-[.B969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970]-[.B970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971]-[.B971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972]-[.B972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973]-[.B973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974]-[.B974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975]-[.B975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976]-[.B976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977]-[.B977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978]-[.B978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979]-[.B979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980]-[.B980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981]-[.B981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982]-[.B982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983]-[.B983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984]-[.B984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985]-[.B985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986]-[.B986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987]-[.B987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88]-[.B988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89]-[.B989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90]-[.B990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91]-[.B991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92]-[.B992]" office:value-type="float" office:value="0.0117574257425739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993]-[.B993]" office:value-type="float" office:value="0.0117574257425739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94]-[.B994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95]-[.B995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96]-[.B996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97]-[.B997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98]-[.B998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999]-[.B999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00]-[.B1000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01]-[.B1001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02]-[.B1002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03]-[.B1003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04]-[.B1004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05]-[.B1005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06]-[.B1006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07]-[.B1007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08]-[.B1008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09]-[.B1009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10]-[.B1010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11]-[.B1011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012]-[.B1012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013]-[.B1013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14]-[.B1014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15]-[.B1015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16]-[.B1016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17]-[.B1017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18]-[.B1018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19]-[.B1019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20]-[.B1020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1021]-[.B1021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1022]-[.B1022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1023]-[.B1023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1024]-[.B1024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1025]-[.B1025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1026]-[.B1026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27]-[.B1027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28]-[.B1028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29]-[.B1029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30]-[.B1030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31]-[.B1031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32]-[.B1032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1033]-[.B1033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  <table:table-cell table:formula="of:=[.C1034]-[.B1034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1035]-[.B1035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1036]-[.B1036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  <table:table-cell table:formula="of:=[.C1037]-[.B1037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038]-[.B1038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039]-[.B1039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040]-[.B1040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041]-[.B1041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42]-[.B1042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43]-[.B1043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44]-[.B1044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45]-[.B1045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046]-[.B1046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047]-[.B1047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048]-[.B1048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049]-[.B1049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50]-[.B1050]" office:value-type="float" office:value="0.008663366336633" calcext:value-type="float">
            <text:p>0.008663366336633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356435643564" calcext:value-type="float">
            <text:p>0.939356435643564</text:p>
          </table:table-cell>
          <table:table-cell table:formula="of:=[.C1051]-[.B1051]" office:value-type="float" office:value="0.008663366336633" calcext:value-type="float">
            <text:p>0.008663366336633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052]-[.B1052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1053]-[.B1053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1054]-[.B1054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1055]-[.B1055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1056]-[.B1056]" office:value-type="float" office:value="0.00990099009900891" calcext:value-type="float">
            <text:p>0.009900990099009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1057]-[.B1057]" office:value-type="float" office:value="0.0105198019801969" calcext:value-type="float">
            <text:p>0.010519801980197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058]-[.B1058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059]-[.B1059]" office:value-type="float" office:value="0.00928217821782096" calcext:value-type="float">
            <text:p>0.009282178217821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1060]-[.B1060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1061]-[.B1061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  <table:table-cell table:formula="of:=[.C1062]-[.B1062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063]-[.B1063]" office:value-type="float" office:value="0.011757425742575" calcext:value-type="float">
            <text:p>0.011757425742575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064]-[.B1064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065]-[.B1065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066]-[.B1066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067]-[.B1067]" office:value-type="float" office:value="0.011138613861386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068]-[.B1068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069]-[.B1069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070]-[.B1070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071]-[.B1071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072]-[.B1072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073]-[.B1073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074]-[.B1074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075]-[.B1075]" office:value-type="float" office:value="0.0129950495049499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076]-[.B1076]" office:value-type="float" office:value="0.013613861386138" calcext:value-type="float">
            <text:p>0.013613861386138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077]-[.B1077]" office:value-type="float" office:value="0.013613861386138" calcext:value-type="float">
            <text:p>0.013613861386138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078]-[.B1078]" office:value-type="float" office:value="0.013613861386138" calcext:value-type="float">
            <text:p>0.013613861386138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079]-[.B1079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080]-[.B1080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081]-[.B1081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082]-[.B1082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083]-[.B1083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084]-[.B1084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085]-[.B1085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086]-[.B1086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087]-[.B1087]" office:value-type="float" office:value="0.0123762376237621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088]-[.B1088]" office:value-type="float" office:value="0.0123762376237621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089]-[.B1089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090]-[.B1090]" office:value-type="float" office:value="0.0123762376237621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091]-[.B1091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092]-[.B1092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093]-[.B1093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094]-[.B1094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095]-[.B1095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096]-[.B1096]" office:value-type="float" office:value="0.013613861386138" calcext:value-type="float">
            <text:p>0.013613861386138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097]-[.B1097]" office:value-type="float" office:value="0.0142326732673259" calcext:value-type="float">
            <text:p>0.014232673267326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098]-[.B1098]" office:value-type="float" office:value="0.0142326732673259" calcext:value-type="float">
            <text:p>0.014232673267326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099]-[.B1099]" office:value-type="float" office:value="0.0142326732673259" calcext:value-type="float">
            <text:p>0.014232673267326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00]-[.B1100]" office:value-type="float" office:value="0.0142326732673259" calcext:value-type="float">
            <text:p>0.014232673267326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01]-[.B1101]" office:value-type="float" office:value="0.0142326732673259" calcext:value-type="float">
            <text:p>0.014232673267326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02]-[.B1102]" office:value-type="float" office:value="0.0142326732673259" calcext:value-type="float">
            <text:p>0.014232673267326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03]-[.B1103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04]-[.B1104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05]-[.B1105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06]-[.B1106]" office:value-type="float" office:value="0.013613861386138" calcext:value-type="float">
            <text:p>0.013613861386138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07]-[.B1107]" office:value-type="float" office:value="0.013613861386138" calcext:value-type="float">
            <text:p>0.013613861386138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08]-[.B1108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09]-[.B1109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10]-[.B1110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11]-[.B1111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12]-[.B1112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13]-[.B1113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14]-[.B1114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15]-[.B1115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16]-[.B1116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17]-[.B1117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18]-[.B1118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19]-[.B1119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20]-[.B1120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21]-[.B1121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22]-[.B1122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23]-[.B1123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24]-[.B1124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25]-[.B1125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26]-[.B1126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27]-[.B1127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28]-[.B1128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29]-[.B1129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30]-[.B1130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31]-[.B1131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5544554455446" calcext:value-type="float">
            <text:p>0.945544554455446</text:p>
          </table:table-cell>
          <table:table-cell table:formula="of:=[.C1132]-[.B1132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5544554455446" calcext:value-type="float">
            <text:p>0.945544554455446</text:p>
          </table:table-cell>
          <table:table-cell table:formula="of:=[.C1133]-[.B1133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5544554455446" calcext:value-type="float">
            <text:p>0.945544554455446</text:p>
          </table:table-cell>
          <table:table-cell table:formula="of:=[.C1134]-[.B1134]" office:value-type="float" office:value="0.013613861386139" calcext:value-type="float">
            <text:p>0.013613861386139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35]-[.B1135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36]-[.B1136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37]-[.B1137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38]-[.B1138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39]-[.B1139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40]-[.B1140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41]-[.B1141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42]-[.B1142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43]-[.B1143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44]-[.B1144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45]-[.B1145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46]-[.B1146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47]-[.B1147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48]-[.B1148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49]-[.B1149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50]-[.B1150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51]-[.B1151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52]-[.B1152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53]-[.B1153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54]-[.B1154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55]-[.B1155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56]-[.B1156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57]-[.B1157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58]-[.B1158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59]-[.B1159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60]-[.B1160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61]-[.B1161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62]-[.B1162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63]-[.B1163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64]-[.B1164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65]-[.B1165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66]-[.B1166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67]-[.B1167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68]-[.B1168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69]-[.B1169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70]-[.B1170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71]-[.B1171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72]-[.B1172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73]-[.B1173]" office:value-type="float" office:value="0.0123762376237621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74]-[.B1174]" office:value-type="float" office:value="0.0123762376237621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925742574257" calcext:value-type="float">
            <text:p>0.944925742574257</text:p>
          </table:table-cell>
          <table:table-cell table:formula="of:=[.C1175]-[.B1175]" office:value-type="float" office:value="0.0123762376237621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5544554455446" calcext:value-type="float">
            <text:p>0.945544554455446</text:p>
          </table:table-cell>
          <table:table-cell table:formula="of:=[.C1176]-[.B1176]" office:value-type="float" office:value="0.012995049504951" calcext:value-type="float">
            <text:p>0.012995049504951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77]-[.B1177]" office:value-type="float" office:value="0.01299504950495" calcext:value-type="float">
            <text:p>0.01299504950495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78]-[.B1178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79]-[.B1179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80]-[.B1180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81]-[.B1181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82]-[.B1182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83]-[.B1183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84]-[.B1184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85]-[.B1185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186]-[.B1186]" office:value-type="float" office:value="0.0123762376237619" calcext:value-type="float">
            <text:p>0.012376237623762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187]-[.B1187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188]-[.B1188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189]-[.B1189]" office:value-type="float" office:value="0.011138613861386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190]-[.B1190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191]-[.B1191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192]-[.B1192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193]-[.B1193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194]-[.B1194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195]-[.B1195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196]-[.B1196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197]-[.B1197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198]-[.B1198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199]-[.B1199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00]-[.B1200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01]-[.B1201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202]-[.B1202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203]-[.B1203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04]-[.B1204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205]-[.B1205]" office:value-type="float" office:value="0.011757425742574" calcext:value-type="float">
            <text:p>0.011757425742574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06]-[.B1206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07]-[.B1207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08]-[.B1208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09]-[.B1209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10]-[.B1210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11]-[.B1211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12]-[.B1212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13]-[.B1213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14]-[.B1214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15]-[.B121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16]-[.B121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17]-[.B121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218]-[.B1218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19]-[.B1219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20]-[.B1220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21]-[.B1221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22]-[.B1222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23]-[.B1223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24]-[.B1224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25]-[.B122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26]-[.B122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27]-[.B122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28]-[.B1228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29]-[.B1229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30]-[.B1230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31]-[.B1231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32]-[.B1232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33]-[.B1233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34]-[.B1234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35]-[.B1235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36]-[.B1236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37]-[.B1237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38]-[.B1238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239]-[.B1239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240]-[.B1240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241]-[.B1241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242]-[.B1242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243]-[.B1243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244]-[.B1244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245]-[.B1245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46]-[.B1246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47]-[.B1247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48]-[.B1248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49]-[.B1249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50]-[.B1250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51]-[.B1251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52]-[.B1252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53]-[.B1253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54]-[.B1254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55]-[.B1255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56]-[.B1256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57]-[.B1257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58]-[.B1258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59]-[.B1259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60]-[.B1260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61]-[.B1261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62]-[.B1262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63]-[.B1263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64]-[.B1264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65]-[.B1265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266]-[.B1266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67]-[.B1267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68]-[.B1268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69]-[.B1269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70]-[.B1270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71]-[.B1271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72]-[.B1272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73]-[.B1273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74]-[.B1274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75]-[.B127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76]-[.B127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77]-[.B127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78]-[.B1278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79]-[.B1279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80]-[.B1280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81]-[.B1281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82]-[.B1282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83]-[.B1283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84]-[.B1284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85]-[.B128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86]-[.B128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87]-[.B128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88]-[.B1288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89]-[.B1289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90]-[.B1290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91]-[.B1291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92]-[.B1292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93]-[.B1293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94]-[.B1294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95]-[.B1295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96]-[.B1296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97]-[.B1297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298]-[.B1298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299]-[.B1299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00]-[.B1300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01]-[.B1301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02]-[.B1302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03]-[.B1303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04]-[.B1304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05]-[.B1305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06]-[.B130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07]-[.B130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08]-[.B1308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09]-[.B1309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10]-[.B1310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11]-[.B1311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12]-[.B1312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13]-[.B1313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14]-[.B1314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15]-[.B1315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16]-[.B1316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17]-[.B1317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18]-[.B1318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19]-[.B1319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320]-[.B1320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321]-[.B1321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322]-[.B1322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323]-[.B1323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324]-[.B1324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325]-[.B1325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326]-[.B1326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327]-[.B1327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328]-[.B1328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329]-[.B1329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330]-[.B1330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  <table:table-cell table:formula="of:=[.C1331]-[.B1331]" office:value-type="float" office:value="0.0111386138613859" calcext:value-type="float">
            <text:p>0.011138613861386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332]-[.B1332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333]-[.B1333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334]-[.B1334]" office:value-type="float" office:value="0.010519801980198" calcext:value-type="float">
            <text:p>0.010519801980198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35]-[.B1335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36]-[.B1336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37]-[.B1337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38]-[.B1338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39]-[.B1339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40]-[.B1340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41]-[.B1341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42]-[.B1342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43]-[.B1343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44]-[.B1344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45]-[.B134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46]-[.B134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47]-[.B134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48]-[.B1348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49]-[.B1349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50]-[.B1350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51]-[.B1351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52]-[.B1352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53]-[.B1353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54]-[.B1354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55]-[.B135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356]-[.B1356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357]-[.B1357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58]-[.B1358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59]-[.B1359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60]-[.B1360]" office:value-type="float" office:value="0.00928217821782207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361]-[.B1361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362]-[.B1362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363]-[.B1363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364]-[.B1364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65]-[.B1365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66]-[.B1366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67]-[.B136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68]-[.B1368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69]-[.B1369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70]-[.B1370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71]-[.B1371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72]-[.B1372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73]-[.B1373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74]-[.B1374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75]-[.B1375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76]-[.B1376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77]-[.B1377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78]-[.B1378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79]-[.B1379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80]-[.B1380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81]-[.B1381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82]-[.B1382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383]-[.B1383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384]-[.B1384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385]-[.B1385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386]-[.B1386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87]-[.B1387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88]-[.B1388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89]-[.B1389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90]-[.B1390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91]-[.B1391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92]-[.B1392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93]-[.B1393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94]-[.B1394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95]-[.B1395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396]-[.B1396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97]-[.B1397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398]-[.B1398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399]-[.B1399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00]-[.B1400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01]-[.B1401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02]-[.B1402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03]-[.B1403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04]-[.B1404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05]-[.B140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06]-[.B140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07]-[.B140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08]-[.B1408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09]-[.B1409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10]-[.B1410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11]-[.B1411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12]-[.B1412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13]-[.B1413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14]-[.B1414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15]-[.B141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16]-[.B141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17]-[.B1417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18]-[.B1418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19]-[.B1419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20]-[.B1420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21]-[.B1421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22]-[.B1422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23]-[.B1423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24]-[.B1424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25]-[.B142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26]-[.B142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27]-[.B142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28]-[.B1428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29]-[.B1429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30]-[.B1430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31]-[.B1431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32]-[.B1432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33]-[.B1433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434]-[.B1434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435]-[.B1435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436]-[.B1436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37]-[.B1437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38]-[.B1438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39]-[.B1439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40]-[.B1440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41]-[.B1441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42]-[.B1442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43]-[.B1443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444]-[.B1444]" office:value-type="float" office:value="0.00680693069306892" calcext:value-type="float">
            <text:p>0.006806930693069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39975247524752" calcext:value-type="float">
            <text:p>0.939975247524752</text:p>
          </table:table-cell>
          <table:table-cell table:formula="of:=[.C1445]-[.B1445]" office:value-type="float" office:value="0.00680693069306892" calcext:value-type="float">
            <text:p>0.006806930693069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46]-[.B1446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47]-[.B1447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48]-[.B1448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49]-[.B1449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50]-[.B1450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51]-[.B1451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52]-[.B1452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53]-[.B1453]" office:value-type="float" office:value="0.00680693069306992" calcext:value-type="float">
            <text:p>0.00680693069307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54]-[.B1454]" office:value-type="float" office:value="0.00680693069306992" calcext:value-type="float">
            <text:p>0.00680693069307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455]-[.B1455]" office:value-type="float" office:value="0.00680693069306992" calcext:value-type="float">
            <text:p>0.00680693069307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456]-[.B1456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457]-[.B1457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458]-[.B1458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459]-[.B1459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460]-[.B1460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461]-[.B1461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462]-[.B1462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463]-[.B1463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464]-[.B1464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465]-[.B1465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466]-[.B1466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467]-[.B1467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468]-[.B1468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469]-[.B1469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70]-[.B1470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71]-[.B1471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72]-[.B1472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73]-[.B1473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74]-[.B1474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75]-[.B1475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76]-[.B147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77]-[.B147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78]-[.B1478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79]-[.B1479]" office:value-type="float" office:value="0.00804455445544494" calcext:value-type="float">
            <text:p>0.008044554455445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80]-[.B1480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81]-[.B1481]" office:value-type="float" office:value="0.00804455445544494" calcext:value-type="float">
            <text:p>0.008044554455445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82]-[.B1482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83]-[.B1483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84]-[.B1484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85]-[.B148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86]-[.B148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87]-[.B148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88]-[.B1488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89]-[.B1489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90]-[.B1490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91]-[.B1491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92]-[.B1492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93]-[.B1493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494]-[.B1494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95]-[.B149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96]-[.B149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97]-[.B1497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98]-[.B1498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499]-[.B1499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500]-[.B1500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501]-[.B1501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502]-[.B1502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503]-[.B1503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504]-[.B1504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505]-[.B150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506]-[.B150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507]-[.B1507]" office:value-type="float" office:value="0.00990099009901002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08]-[.B1508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09]-[.B1509]" office:value-type="float" office:value="0.00990099009900991" calcext:value-type="float">
            <text:p>0.00990099009901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10]-[.B1510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11]-[.B1511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12]-[.B1512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13]-[.B1513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14]-[.B1514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515]-[.B1515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  <table:table-cell table:formula="of:=[.C1516]-[.B1516]" office:value-type="float" office:value="0.00928217821782196" calcext:value-type="float">
            <text:p>0.009282178217822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17]-[.B1517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18]-[.B1518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19]-[.B1519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20]-[.B1520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21]-[.B1521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22]-[.B1522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23]-[.B1523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24]-[.B1524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25]-[.B1525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26]-[.B1526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27]-[.B1527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  <table:table-cell table:formula="of:=[.C1528]-[.B1528]" office:value-type="float" office:value="0.00866336633663389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29]-[.B1529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30]-[.B1530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31]-[.B1531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32]-[.B1532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33]-[.B1533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34]-[.B1534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35]-[.B1535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36]-[.B1536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37]-[.B1537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38]-[.B1538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39]-[.B1539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40]-[.B1540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41]-[.B1541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42]-[.B1542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543]-[.B1543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44]-[.B1544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45]-[.B1545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46]-[.B1546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47]-[.B1547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48]-[.B1548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49]-[.B1549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50]-[.B1550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51]-[.B1551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52]-[.B1552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53]-[.B1553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54]-[.B1554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55]-[.B1555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56]-[.B1556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57]-[.B1557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58]-[.B1558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59]-[.B1559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60]-[.B1560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61]-[.B1561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62]-[.B1562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63]-[.B1563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64]-[.B1564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  <table:table-cell table:formula="of:=[.C1565]-[.B1565]" office:value-type="float" office:value="0.008663366336634" calcext:value-type="float">
            <text:p>0.008663366336634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  <table:table-cell table:formula="of:=[.C1566]-[.B1566]" office:value-type="float" office:value="0.00804455445544605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567]-[.B1567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568]-[.B1568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569]-[.B1569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570]-[.B1570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571]-[.B1571]" office:value-type="float" office:value="0.00742574257425799" calcext:value-type="float">
            <text:p>0.007425742574258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572]-[.B1572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573]-[.B1573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574]-[.B1574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575]-[.B1575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576]-[.B1576]" office:value-type="float" office:value="0.00804455445544594" calcext:value-type="float">
            <text:p>0.00804455445544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  <table:table-cell table:formula="of:=[.C1577]-[.B1577]" office:value-type="float" office:value="0.00804455445544594" calcext:value-type="float">
            <text:p>0.00804455445544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oob.A1:oob.B15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 style:data-style-name="N2" text:time-value="20:51:09.8267895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9T21:06:31.964495853</dc:date>
    <meta:editing-duration>PT37M13S</meta:editing-duration>
    <meta:editing-cycles>6</meta:editing-cycles>
    <meta:generator>LibreOffice/5.3.4.2$Linux_X86_64 LibreOffice_project/30m0$Build-2</meta:generator>
    <meta:document-statistic meta:table-count="1" meta:cell-count="63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16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4" chart:maximum="0.9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cff99" draw:fill-color="#ccff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19cm" svg:height="10.816cm" xlink:href=".." xlink:type="simple" chart:class="chart:scatter" chart:style-name="ch1">
        <chart:title svg:x="9.102cm" svg:y="0.351cm" chart:style-name="ch2">
          <text:p>Performance over Tree Count</text:p>
        </chart:title>
        <chart:legend chart:legend-position="end" svg:x="20.52cm" svg:y="4.913cm" style:legend-expansion="high" chart:style-name="ch3"/>
        <chart:plot-area chart:style-name="ch4" table:cell-range-address="oob.A2:oob.C1577 oob.B1:oob.C1" chart:data-source-has-labels="row" svg:x="1.443cm" svg:y="1.32cm" svg:width="18.593cm" svg:height="8.351cm">
          <chartooo:coordinate-region svg:x="2.355cm" svg:y="1.32cm" svg:width="17.681cm" svg:height="7.757cm"/>
          <chart:axis chart:dimension="x" chart:name="primary-x" chart:style-name="ch5">
            <chart:title svg:x="9.531cm" svg:y="9.887cm" chart:style-name="ch6">
              <text:p>Number of trees</text:p>
            </chart:title>
          </chart:axis>
          <chart:axis chart:dimension="y" chart:name="primary-y" chart:style-name="ch7">
            <chart:title svg:x="0.451cm" svg:y="6.783cm" chart:style-name="ch8">
              <text:p>Out-of-bag Score</text:p>
            </chart:title>
            <chart:grid chart:style-name="ch9" chart:class="major"/>
          </chart:axis>
          <chart:series chart:style-name="ch10" chart:values-cell-range-address="oob.B2:oob.B1577" chart:label-cell-address="oob.B1:oob.B1" chart:class="chart:scatter">
            <chart:domain table:cell-range-address="oob.A2:oob.A1577"/>
            <chart:data-point chart:repeated="1576"/>
          </chart:series>
          <chart:series chart:style-name="ch11" chart:values-cell-range-address="oob.C2:oob.C1577" chart:label-cell-address="oob.C1:oob.C1" chart:class="chart:scatter">
            <chart:data-point chart:repeated="157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andom Forest</text:p>
                <draw:g>
                  <svg:desc>oob.B1:oob.B1</svg:desc>
                </draw:g>
              </table:table-cell>
              <table:table-cell office:value-type="string">
                <text:p>Extra Trees</text:p>
                <draw:g>
                  <svg:desc>oob.C1:oo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oob.A2:oob.A1577</svg:desc>
                </draw:g>
              </table:table-cell>
              <table:table-cell office:value-type="float" office:value="0.91769801980198">
                <text:p>0.91769801980198</text:p>
                <draw:g>
                  <svg:desc>oob.B2:oob.B1577</svg:desc>
                </draw:g>
              </table:table-cell>
              <table:table-cell office:value-type="float" office:value="0.745668316831683">
                <text:p>0.745668316831683</text:p>
                <draw:g>
                  <svg:desc>oob.C2:oob.C15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.913985148514852">
                <text:p>0.913985148514852</text:p>
              </table:table-cell>
              <table:table-cell office:value-type="float" office:value="0.755569306930693">
                <text:p>0.755569306930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0.917079207920792">
                <text:p>0.917079207920792</text:p>
              </table:table-cell>
              <table:table-cell office:value-type="float" office:value="0.757425742574257">
                <text:p>0.757425742574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0.920792079207921">
                <text:p>0.920792079207921</text:p>
              </table:table-cell>
              <table:table-cell office:value-type="float" office:value="0.759282178217822">
                <text:p>0.759282178217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0.920173267326733">
                <text:p>0.920173267326733</text:p>
              </table:table-cell>
              <table:table-cell office:value-type="float" office:value="0.760519801980198">
                <text:p>0.760519801980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20173267326733">
                <text:p>0.920173267326733</text:p>
              </table:table-cell>
              <table:table-cell office:value-type="float" office:value="0.761138613861386">
                <text:p>0.761138613861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0.921410891089109">
                <text:p>0.921410891089109</text:p>
              </table:table-cell>
              <table:table-cell office:value-type="float" office:value="0.75990099009901">
                <text:p>0.75990099009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766707920792079">
                <text:p>0.766707920792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773514851485149">
                <text:p>0.773514851485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784653465346535">
                <text:p>0.784653465346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785891089108911">
                <text:p>0.785891089108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788985148514851">
                <text:p>0.7889851485148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784653465346535">
                <text:p>0.784653465346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788985148514851">
                <text:p>0.7889851485148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790222772277228">
                <text:p>0.790222772277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803836633663366">
                <text:p>0.803836633663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805693069306931">
                <text:p>0.805693069306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803217821782178">
                <text:p>0.803217821782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808168316831683">
                <text:p>0.808168316831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19925742574257">
                <text:p>0.819925742574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821782178217822">
                <text:p>0.821782178217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">
                <text:p>46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823019801980198">
                <text:p>0.823019801980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2549504950495">
                <text:p>0.82549504950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26113861386139">
                <text:p>0.826113861386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831064356435644">
                <text:p>0.83106435643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36633663366337">
                <text:p>0.836633663366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">
                <text:p>51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834777227722772">
                <text:p>0.834777227722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">
                <text:p>52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32920792079208">
                <text:p>0.832920792079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34158415841584">
                <text:p>0.834158415841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">
                <text:p>5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38490099009901">
                <text:p>0.8384900990099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836633663366337">
                <text:p>0.836633663366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839108910891089">
                <text:p>0.839108910891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">
                <text:p>5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37871287128713">
                <text:p>0.837871287128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">
                <text:p>5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38490099009901">
                <text:p>0.838490099009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">
                <text:p>59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839108910891089">
                <text:p>0.839108910891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">
                <text:p>6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42821782178218">
                <text:p>0.8428217821782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">
                <text:p>6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48391089108911">
                <text:p>0.8483910891089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">
                <text:p>6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48391089108911">
                <text:p>0.848391089108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50247524752475">
                <text:p>0.850247524752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50247524752475">
                <text:p>0.850247524752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45915841584158">
                <text:p>0.8459158415841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50866336633663">
                <text:p>0.850866336633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">
                <text:p>6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52103960396039">
                <text:p>0.8521039603960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857054455445545">
                <text:p>0.857054455445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53960396039604">
                <text:p>0.8539603960396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55816831683168">
                <text:p>0.855816831683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56435643564356">
                <text:p>0.8564356435643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57673267326733">
                <text:p>0.8576732673267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58910891089109">
                <text:p>0.8589108910891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59529702970297">
                <text:p>0.8595297029702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">
                <text:p>7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73762376237624">
                <text:p>0.873762376237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">
                <text:p>7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71287128712871">
                <text:p>0.8712871287128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">
                <text:p>7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72524752475247">
                <text:p>0.872524752475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">
                <text:p>7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73143564356436">
                <text:p>0.873143564356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75618811881188">
                <text:p>0.8756188118811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">
                <text:p>8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79331683168317">
                <text:p>0.879331683168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">
                <text:p>82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880569306930693">
                <text:p>0.8805693069306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879950495049505">
                <text:p>0.879950495049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79331683168317">
                <text:p>0.8793316831683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">
                <text:p>8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75618811881188">
                <text:p>0.8756188118811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">
                <text:p>8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75618811881188">
                <text:p>0.8756188118811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">
                <text:p>8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77475247524752">
                <text:p>0.8774752475247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">
                <text:p>8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87809405940594">
                <text:p>0.878094059405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">
                <text:p>8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877475247524752">
                <text:p>0.8774752475247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">
                <text:p>9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881188118811881">
                <text:p>0.8811881188118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">
                <text:p>9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883044554455445">
                <text:p>0.8830445544554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">
                <text:p>9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88490099009901">
                <text:p>0.88490099009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">
                <text:p>93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888613861386139">
                <text:p>0.8886138613861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890470297029703">
                <text:p>0.890470297029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">
                <text:p>9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892945544554455">
                <text:p>0.892945544554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">
                <text:p>9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89480198019802">
                <text:p>0.894801980198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">
                <text:p>97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896039603960396">
                <text:p>0.8960396039603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">
                <text:p>98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894183168316832">
                <text:p>0.8941831683168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">
                <text:p>9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895420792079208">
                <text:p>0.895420792079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896658415841584">
                <text:p>0.8966584158415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">
                <text:p>10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897277227722772">
                <text:p>0.8972772277227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">
                <text:p>10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0371287128713">
                <text:p>0.900371287128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">
                <text:p>10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00990099009901">
                <text:p>0.9009900990099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">
                <text:p>10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0990099009901">
                <text:p>0.9009900990099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">
                <text:p>10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00371287128713">
                <text:p>0.9003712871287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">
                <text:p>10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02846534653465">
                <text:p>0.9028465346534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">
                <text:p>10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04084158415841">
                <text:p>0.9040841584158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">
                <text:p>108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01608910891089">
                <text:p>0.9016089108910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">
                <text:p>10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99133663366337">
                <text:p>0.8991336633663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">
                <text:p>11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00990099009901">
                <text:p>0.9009900990099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">
                <text:p>11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01608910891089">
                <text:p>0.9016089108910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">
                <text:p>11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03465346534654">
                <text:p>0.9034653465346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">
                <text:p>11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03465346534654">
                <text:p>0.903465346534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">
                <text:p>11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07178217821782">
                <text:p>0.9071782178217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">
                <text:p>11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9034653465346">
                <text:p>0.9090346534653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">
                <text:p>11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5940594059406">
                <text:p>0.9059405940594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">
                <text:p>11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5321782178218">
                <text:p>0.9053217821782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">
                <text:p>11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04084158415841">
                <text:p>0.9040841584158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">
                <text:p>11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6559405940594">
                <text:p>0.9065594059405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">
                <text:p>12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07178217821782">
                <text:p>0.9071782178217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">
                <text:p>12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779702970297">
                <text:p>0.907797029702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10891089108911">
                <text:p>0.9108910891089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">
                <text:p>12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9653465346535">
                <text:p>0.909653465346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">
                <text:p>12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10891089108911">
                <text:p>0.9108910891089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12128712871287">
                <text:p>0.9121287128712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">
                <text:p>12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2747524752475">
                <text:p>0.912747524752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">
                <text:p>12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">
                <text:p>12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4603960396039">
                <text:p>0.9146039603960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">
                <text:p>12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5222772277228">
                <text:p>0.915222772277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">
                <text:p>13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769801980198">
                <text:p>0.917698019801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">
                <text:p>13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769801980198">
                <text:p>0.917698019801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">
                <text:p>13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1769801980198">
                <text:p>0.917698019801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">
                <text:p>13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5222772277228">
                <text:p>0.9152227722772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">
                <text:p>13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5222772277228">
                <text:p>0.9152227722772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">
                <text:p>13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">
                <text:p>13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1509900990099">
                <text:p>0.9115099009900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">
                <text:p>13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2128712871287">
                <text:p>0.9121287128712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">
                <text:p>13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">
                <text:p>13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">
                <text:p>14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">
                <text:p>14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12747524752475">
                <text:p>0.9127475247524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">
                <text:p>14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">
                <text:p>14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12747524752475">
                <text:p>0.9127475247524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0891089108911">
                <text:p>0.9108910891089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">
                <text:p>14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0891089108911">
                <text:p>0.9108910891089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">
                <text:p>14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">
                <text:p>14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5841584158416">
                <text:p>0.9158415841584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8">
                <text:p>14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6460396039604">
                <text:p>0.9164603960396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9">
                <text:p>14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7079207920792">
                <text:p>0.9170792079207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0">
                <text:p>15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769801980198">
                <text:p>0.917698019801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1">
                <text:p>15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8316831683168">
                <text:p>0.9183168316831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2">
                <text:p>15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8316831683168">
                <text:p>0.9183168316831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3">
                <text:p>15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1769801980198">
                <text:p>0.917698019801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4">
                <text:p>15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8935643564356">
                <text:p>0.9189356435643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5">
                <text:p>15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8935643564356">
                <text:p>0.918935643564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8316831683168">
                <text:p>0.9183168316831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7">
                <text:p>15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769801980198">
                <text:p>0.917698019801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8">
                <text:p>15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9">
                <text:p>15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2029702970297">
                <text:p>0.9220297029702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0">
                <text:p>16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22029702970297">
                <text:p>0.9220297029702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1">
                <text:p>16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19554455445545">
                <text:p>0.9195544554455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2">
                <text:p>16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3">
                <text:p>16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19554455445545">
                <text:p>0.9195544554455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8935643564356">
                <text:p>0.918935643564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5">
                <text:p>16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9554455445545">
                <text:p>0.9195544554455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6">
                <text:p>16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18316831683168">
                <text:p>0.9183168316831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7">
                <text:p>16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19554455445545">
                <text:p>0.9195544554455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8">
                <text:p>16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9">
                <text:p>16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0">
                <text:p>17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19554455445545">
                <text:p>0.9195544554455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1">
                <text:p>17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2">
                <text:p>17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3">
                <text:p>17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20792079207921">
                <text:p>0.9207920792079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5">
                <text:p>17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22029702970297">
                <text:p>0.9220297029702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6">
                <text:p>17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23267326732673">
                <text:p>0.9232673267326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7">
                <text:p>17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2029702970297">
                <text:p>0.9220297029702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8">
                <text:p>17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21410891089109">
                <text:p>0.9214108910891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9">
                <text:p>17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3267326732673">
                <text:p>0.9232673267326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0">
                <text:p>180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2029702970297">
                <text:p>0.9220297029702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1">
                <text:p>18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23267326732673">
                <text:p>0.9232673267326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2">
                <text:p>18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2450495049505">
                <text:p>0.924504950495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3">
                <text:p>18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2450495049505">
                <text:p>0.924504950495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4">
                <text:p>18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23267326732673">
                <text:p>0.9232673267326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5">
                <text:p>18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2450495049505">
                <text:p>0.924504950495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6">
                <text:p>18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2648514851485">
                <text:p>0.9226485148514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7">
                <text:p>18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923267326732673">
                <text:p>0.9232673267326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8">
                <text:p>18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23886138613861">
                <text:p>0.9238861386138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9">
                <text:p>18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23267326732673">
                <text:p>0.9232673267326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0">
                <text:p>190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3886138613861">
                <text:p>0.9238861386138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1">
                <text:p>19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2">
                <text:p>19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25123762376238">
                <text:p>0.9251237623762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3">
                <text:p>19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4">
                <text:p>19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5">
                <text:p>19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6">
                <text:p>19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25123762376238">
                <text:p>0.9251237623762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7">
                <text:p>19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8">
                <text:p>19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9">
                <text:p>19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0">
                <text:p>20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25123762376238">
                <text:p>0.9251237623762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1">
                <text:p>20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2450495049505">
                <text:p>0.924504950495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2">
                <text:p>20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3">
                <text:p>20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4">
                <text:p>20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6">
                <text:p>20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7">
                <text:p>20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8">
                <text:p>20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9">
                <text:p>20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0">
                <text:p>210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1">
                <text:p>21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2">
                <text:p>212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3">
                <text:p>213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4">
                <text:p>214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5">
                <text:p>215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6">
                <text:p>21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7">
                <text:p>217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8">
                <text:p>218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9">
                <text:p>219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1">
                <text:p>221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2">
                <text:p>222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3">
                <text:p>223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4">
                <text:p>224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5">
                <text:p>225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6">
                <text:p>226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7">
                <text:p>227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8">
                <text:p>228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9">
                <text:p>229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0">
                <text:p>230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1">
                <text:p>23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2">
                <text:p>23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3">
                <text:p>23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4">
                <text:p>23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5">
                <text:p>235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6">
                <text:p>23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7">
                <text:p>237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8">
                <text:p>23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9">
                <text:p>23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0">
                <text:p>240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2">
                <text:p>242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3">
                <text:p>243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4">
                <text:p>24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5">
                <text:p>24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6">
                <text:p>24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7">
                <text:p>247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8">
                <text:p>24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9">
                <text:p>24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0">
                <text:p>25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1">
                <text:p>25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2">
                <text:p>25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3">
                <text:p>25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4">
                <text:p>25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5">
                <text:p>25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6">
                <text:p>25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7">
                <text:p>25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8">
                <text:p>25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9">
                <text:p>25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0">
                <text:p>26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1">
                <text:p>26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2">
                <text:p>262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3">
                <text:p>26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4">
                <text:p>26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5">
                <text:p>26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7">
                <text:p>26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8">
                <text:p>26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0">
                <text:p>27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1">
                <text:p>27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2">
                <text:p>27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3">
                <text:p>27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4">
                <text:p>27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5">
                <text:p>27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6">
                <text:p>27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7">
                <text:p>27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8">
                <text:p>27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9">
                <text:p>27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0">
                <text:p>28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1">
                <text:p>28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2">
                <text:p>28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3">
                <text:p>28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4">
                <text:p>28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5">
                <text:p>28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6">
                <text:p>286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7">
                <text:p>28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8">
                <text:p>28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9">
                <text:p>289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0">
                <text:p>29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1">
                <text:p>29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2">
                <text:p>29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3">
                <text:p>29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4">
                <text:p>29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5">
                <text:p>29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6">
                <text:p>29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7">
                <text:p>29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8">
                <text:p>298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9">
                <text:p>29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0">
                <text:p>30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1">
                <text:p>30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2">
                <text:p>30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3">
                <text:p>30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4">
                <text:p>30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5">
                <text:p>30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6">
                <text:p>30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7">
                <text:p>30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8">
                <text:p>30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9">
                <text:p>30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0">
                <text:p>31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1">
                <text:p>31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2">
                <text:p>31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3">
                <text:p>3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4">
                <text:p>31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5">
                <text:p>31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6">
                <text:p>31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7">
                <text:p>31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8">
                <text:p>31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9">
                <text:p>31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0">
                <text:p>32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1">
                <text:p>32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2">
                <text:p>32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3">
                <text:p>32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4">
                <text:p>324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5">
                <text:p>32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6">
                <text:p>326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7">
                <text:p>327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8">
                <text:p>32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9">
                <text:p>329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0">
                <text:p>33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1">
                <text:p>33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2">
                <text:p>33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3">
                <text:p>333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4">
                <text:p>33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5">
                <text:p>33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6">
                <text:p>33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7">
                <text:p>33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8">
                <text:p>33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9">
                <text:p>33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0">
                <text:p>340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1">
                <text:p>34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2">
                <text:p>34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3">
                <text:p>343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4">
                <text:p>34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5">
                <text:p>34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6">
                <text:p>34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7">
                <text:p>34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8">
                <text:p>34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9">
                <text:p>34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0">
                <text:p>35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1">
                <text:p>35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2">
                <text:p>35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3">
                <text:p>35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4">
                <text:p>35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5">
                <text:p>35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6">
                <text:p>35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7">
                <text:p>357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8">
                <text:p>35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9">
                <text:p>35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0">
                <text:p>36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1">
                <text:p>36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2">
                <text:p>36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3">
                <text:p>36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4">
                <text:p>36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5">
                <text:p>36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6">
                <text:p>36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7">
                <text:p>36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8">
                <text:p>36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9">
                <text:p>36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0">
                <text:p>37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1">
                <text:p>37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2">
                <text:p>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3">
                <text:p>373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4">
                <text:p>37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5">
                <text:p>37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6">
                <text:p>376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7">
                <text:p>377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8">
                <text:p>37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9">
                <text:p>37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0">
                <text:p>38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1">
                <text:p>38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2">
                <text:p>38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3">
                <text:p>38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4">
                <text:p>38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5">
                <text:p>38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6">
                <text:p>38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7">
                <text:p>38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8">
                <text:p>38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9">
                <text:p>38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0">
                <text:p>39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1">
                <text:p>39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92">
                <text:p>39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3">
                <text:p>39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94">
                <text:p>39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5">
                <text:p>39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6">
                <text:p>39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7">
                <text:p>39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8">
                <text:p>39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9">
                <text:p>39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0">
                <text:p>40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1">
                <text:p>40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2">
                <text:p>40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3">
                <text:p>40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4">
                <text:p>40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5">
                <text:p>40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6">
                <text:p>40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7">
                <text:p>40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8">
                <text:p>40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9">
                <text:p>40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10">
                <text:p>41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1">
                <text:p>41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2">
                <text:p>41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3">
                <text:p>41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4">
                <text:p>41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5">
                <text:p>41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6">
                <text:p>41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7">
                <text:p>41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8">
                <text:p>41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9">
                <text:p>41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0">
                <text:p>42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1">
                <text:p>42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2">
                <text:p>42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3">
                <text:p>42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4">
                <text:p>42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5">
                <text:p>42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6">
                <text:p>42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7">
                <text:p>42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8">
                <text:p>42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9">
                <text:p>42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30">
                <text:p>43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1">
                <text:p>43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32">
                <text:p>432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3">
                <text:p>43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34">
                <text:p>43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35">
                <text:p>43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36">
                <text:p>43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37">
                <text:p>43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8">
                <text:p>43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9">
                <text:p>43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0">
                <text:p>44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1">
                <text:p>44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2">
                <text:p>44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3">
                <text:p>44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4">
                <text:p>44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5">
                <text:p>44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6">
                <text:p>44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7">
                <text:p>44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8">
                <text:p>44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9">
                <text:p>44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0">
                <text:p>45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1">
                <text:p>45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2">
                <text:p>45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3">
                <text:p>45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4">
                <text:p>45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5">
                <text:p>45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6">
                <text:p>45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7">
                <text:p>45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8">
                <text:p>45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9">
                <text:p>45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0">
                <text:p>46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61">
                <text:p>46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2">
                <text:p>46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3">
                <text:p>46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4">
                <text:p>46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5">
                <text:p>46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6">
                <text:p>46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7">
                <text:p>46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8">
                <text:p>46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9">
                <text:p>46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70">
                <text:p>47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71">
                <text:p>47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72">
                <text:p>47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73">
                <text:p>47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74">
                <text:p>47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75">
                <text:p>47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6">
                <text:p>47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77">
                <text:p>47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8">
                <text:p>47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9">
                <text:p>47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80">
                <text:p>48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81">
                <text:p>48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82">
                <text:p>48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83">
                <text:p>48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84">
                <text:p>48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85">
                <text:p>48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86">
                <text:p>48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87">
                <text:p>48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88">
                <text:p>48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9">
                <text:p>48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90">
                <text:p>49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91">
                <text:p>49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92">
                <text:p>49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93">
                <text:p>49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94">
                <text:p>49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5">
                <text:p>49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6">
                <text:p>49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97">
                <text:p>49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8">
                <text:p>49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9">
                <text:p>49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0">
                <text:p>50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1">
                <text:p>50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02">
                <text:p>50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03">
                <text:p>50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4">
                <text:p>50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5">
                <text:p>50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6">
                <text:p>50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7">
                <text:p>50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8">
                <text:p>50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9">
                <text:p>50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10">
                <text:p>51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11">
                <text:p>51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12">
                <text:p>51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13">
                <text:p>5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14">
                <text:p>51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15">
                <text:p>51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16">
                <text:p>516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17">
                <text:p>517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18">
                <text:p>51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19">
                <text:p>519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21">
                <text:p>52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22">
                <text:p>52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23">
                <text:p>52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4">
                <text:p>52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5">
                <text:p>52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26">
                <text:p>52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27">
                <text:p>52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29">
                <text:p>52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30">
                <text:p>53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31">
                <text:p>53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32">
                <text:p>53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33">
                <text:p>53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34">
                <text:p>53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5">
                <text:p>53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36">
                <text:p>53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38">
                <text:p>53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39">
                <text:p>53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40">
                <text:p>54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41">
                <text:p>54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42">
                <text:p>54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43">
                <text:p>543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44">
                <text:p>54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45">
                <text:p>54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46">
                <text:p>54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47">
                <text:p>54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48">
                <text:p>54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49">
                <text:p>54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50">
                <text:p>55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51">
                <text:p>55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52">
                <text:p>55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53">
                <text:p>55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54">
                <text:p>55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55">
                <text:p>55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56">
                <text:p>55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57">
                <text:p>55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58">
                <text:p>55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59">
                <text:p>55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60">
                <text:p>56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61">
                <text:p>56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62">
                <text:p>56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63">
                <text:p>56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64">
                <text:p>56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65">
                <text:p>56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66">
                <text:p>56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67">
                <text:p>56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68">
                <text:p>56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9">
                <text:p>56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70">
                <text:p>57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71">
                <text:p>57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72">
                <text:p>57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73">
                <text:p>573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74">
                <text:p>57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75">
                <text:p>57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76">
                <text:p>57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7">
                <text:p>577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78">
                <text:p>578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79">
                <text:p>57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80">
                <text:p>580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81">
                <text:p>58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82">
                <text:p>58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83">
                <text:p>58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84">
                <text:p>58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85">
                <text:p>58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86">
                <text:p>58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87">
                <text:p>587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88">
                <text:p>588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89">
                <text:p>58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90">
                <text:p>59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91">
                <text:p>59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92">
                <text:p>59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93">
                <text:p>59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94">
                <text:p>59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95">
                <text:p>59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96">
                <text:p>59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97">
                <text:p>59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98">
                <text:p>598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99">
                <text:p>59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0">
                <text:p>600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1">
                <text:p>60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2">
                <text:p>602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3">
                <text:p>603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4">
                <text:p>60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5">
                <text:p>60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6">
                <text:p>60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7">
                <text:p>607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8">
                <text:p>60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9">
                <text:p>60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10">
                <text:p>61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11">
                <text:p>61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12">
                <text:p>61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13">
                <text:p>613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14">
                <text:p>61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15">
                <text:p>615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16">
                <text:p>61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17">
                <text:p>61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18">
                <text:p>61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9">
                <text:p>61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20">
                <text:p>62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21">
                <text:p>62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22">
                <text:p>62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23">
                <text:p>62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24">
                <text:p>62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25">
                <text:p>62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26">
                <text:p>62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7">
                <text:p>62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28">
                <text:p>628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9">
                <text:p>62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30">
                <text:p>63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31">
                <text:p>63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32">
                <text:p>63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33">
                <text:p>63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34">
                <text:p>63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35">
                <text:p>63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36">
                <text:p>63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37">
                <text:p>63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38">
                <text:p>63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39">
                <text:p>63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40">
                <text:p>64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41">
                <text:p>64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42">
                <text:p>64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43">
                <text:p>64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44">
                <text:p>64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45">
                <text:p>64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46">
                <text:p>64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47">
                <text:p>64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48">
                <text:p>64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49">
                <text:p>64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50">
                <text:p>65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51">
                <text:p>65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52">
                <text:p>65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53">
                <text:p>65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54">
                <text:p>65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55">
                <text:p>65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56">
                <text:p>65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57">
                <text:p>65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58">
                <text:p>65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59">
                <text:p>65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60">
                <text:p>66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61">
                <text:p>66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62">
                <text:p>662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63">
                <text:p>66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64">
                <text:p>66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65">
                <text:p>66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66">
                <text:p>66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67">
                <text:p>66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68">
                <text:p>66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69">
                <text:p>66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70">
                <text:p>67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71">
                <text:p>67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72">
                <text:p>67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73">
                <text:p>67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74">
                <text:p>67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75">
                <text:p>67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76">
                <text:p>67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77">
                <text:p>67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78">
                <text:p>67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79">
                <text:p>67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80">
                <text:p>68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81">
                <text:p>68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82">
                <text:p>68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83">
                <text:p>68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84">
                <text:p>68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85">
                <text:p>68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86">
                <text:p>68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87">
                <text:p>68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88">
                <text:p>68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89">
                <text:p>68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90">
                <text:p>69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91">
                <text:p>69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92">
                <text:p>69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93">
                <text:p>69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94">
                <text:p>69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95">
                <text:p>69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96">
                <text:p>69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97">
                <text:p>69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98">
                <text:p>69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99">
                <text:p>69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0">
                <text:p>70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1">
                <text:p>70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2">
                <text:p>70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3">
                <text:p>70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4">
                <text:p>70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5">
                <text:p>70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6">
                <text:p>70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7">
                <text:p>70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8">
                <text:p>70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9">
                <text:p>70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10">
                <text:p>71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11">
                <text:p>71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12">
                <text:p>71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3">
                <text:p>71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14">
                <text:p>71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15">
                <text:p>71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16">
                <text:p>71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17">
                <text:p>71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18">
                <text:p>71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19">
                <text:p>71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20">
                <text:p>72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21">
                <text:p>72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22">
                <text:p>72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23">
                <text:p>72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24">
                <text:p>72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25">
                <text:p>72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26">
                <text:p>72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27">
                <text:p>72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28">
                <text:p>72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9">
                <text:p>72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30">
                <text:p>73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31">
                <text:p>73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32">
                <text:p>73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33">
                <text:p>73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34">
                <text:p>73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35">
                <text:p>73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36">
                <text:p>73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37">
                <text:p>73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38">
                <text:p>73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39">
                <text:p>73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40">
                <text:p>74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41">
                <text:p>74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42">
                <text:p>74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43">
                <text:p>74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44">
                <text:p>74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45">
                <text:p>74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46">
                <text:p>74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47">
                <text:p>74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48">
                <text:p>74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9">
                <text:p>74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50">
                <text:p>75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51">
                <text:p>75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52">
                <text:p>75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53">
                <text:p>75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54">
                <text:p>75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55">
                <text:p>75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56">
                <text:p>75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57">
                <text:p>75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58">
                <text:p>75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59">
                <text:p>75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60">
                <text:p>76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61">
                <text:p>76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62">
                <text:p>76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63">
                <text:p>76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64">
                <text:p>76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65">
                <text:p>76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66">
                <text:p>76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67">
                <text:p>76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68">
                <text:p>76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69">
                <text:p>76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70">
                <text:p>77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71">
                <text:p>77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72">
                <text:p>77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73">
                <text:p>77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74">
                <text:p>77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75">
                <text:p>77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76">
                <text:p>77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77">
                <text:p>77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78">
                <text:p>77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79">
                <text:p>77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80">
                <text:p>78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81">
                <text:p>78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82">
                <text:p>78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83">
                <text:p>78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84">
                <text:p>78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85">
                <text:p>78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86">
                <text:p>78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87">
                <text:p>78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88">
                <text:p>78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89">
                <text:p>78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90">
                <text:p>79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91">
                <text:p>79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92">
                <text:p>79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93">
                <text:p>79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94">
                <text:p>79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95">
                <text:p>79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96">
                <text:p>79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97">
                <text:p>79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98">
                <text:p>79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99">
                <text:p>79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0">
                <text:p>80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01">
                <text:p>80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02">
                <text:p>80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03">
                <text:p>80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04">
                <text:p>80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05">
                <text:p>80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06">
                <text:p>80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07">
                <text:p>80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08">
                <text:p>80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09">
                <text:p>80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10">
                <text:p>81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11">
                <text:p>81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12">
                <text:p>81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13">
                <text:p>81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14">
                <text:p>81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15">
                <text:p>81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16">
                <text:p>81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17">
                <text:p>81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18">
                <text:p>81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19">
                <text:p>81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20">
                <text:p>82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21">
                <text:p>82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22">
                <text:p>82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23">
                <text:p>82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24">
                <text:p>82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25">
                <text:p>82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26">
                <text:p>82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27">
                <text:p>82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28">
                <text:p>82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29">
                <text:p>82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30">
                <text:p>83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31">
                <text:p>83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32">
                <text:p>83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33">
                <text:p>83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34">
                <text:p>83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35">
                <text:p>83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36">
                <text:p>83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7">
                <text:p>83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38">
                <text:p>83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39">
                <text:p>83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40">
                <text:p>84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41">
                <text:p>84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43">
                <text:p>84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44">
                <text:p>84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45">
                <text:p>84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46">
                <text:p>84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47">
                <text:p>84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48">
                <text:p>84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49">
                <text:p>84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50">
                <text:p>85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51">
                <text:p>85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52">
                <text:p>85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53">
                <text:p>85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4">
                <text:p>85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55">
                <text:p>85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56">
                <text:p>85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57">
                <text:p>85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58">
                <text:p>85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59">
                <text:p>85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60">
                <text:p>86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61">
                <text:p>86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62">
                <text:p>86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63">
                <text:p>86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64">
                <text:p>86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65">
                <text:p>86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66">
                <text:p>86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67">
                <text:p>86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68">
                <text:p>86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69">
                <text:p>86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70">
                <text:p>87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71">
                <text:p>87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72">
                <text:p>87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73">
                <text:p>87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74">
                <text:p>87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75">
                <text:p>87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76">
                <text:p>87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77">
                <text:p>87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78">
                <text:p>87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79">
                <text:p>87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80">
                <text:p>88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81">
                <text:p>88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82">
                <text:p>88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83">
                <text:p>88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84">
                <text:p>88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85">
                <text:p>88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86">
                <text:p>88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87">
                <text:p>88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88">
                <text:p>88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89">
                <text:p>88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90">
                <text:p>89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91">
                <text:p>89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92">
                <text:p>89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93">
                <text:p>89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94">
                <text:p>89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95">
                <text:p>89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96">
                <text:p>89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97">
                <text:p>89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98">
                <text:p>89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99">
                <text:p>89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00">
                <text:p>90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01">
                <text:p>90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02">
                <text:p>90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03">
                <text:p>90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04">
                <text:p>90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05">
                <text:p>90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06">
                <text:p>90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07">
                <text:p>90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08">
                <text:p>90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09">
                <text:p>90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10">
                <text:p>91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11">
                <text:p>91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12">
                <text:p>91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13">
                <text:p>9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14">
                <text:p>91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15">
                <text:p>91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16">
                <text:p>91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17">
                <text:p>91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18">
                <text:p>91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19">
                <text:p>91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20">
                <text:p>92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21">
                <text:p>92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22">
                <text:p>92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23">
                <text:p>923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24">
                <text:p>92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25">
                <text:p>92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26">
                <text:p>92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27">
                <text:p>92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28">
                <text:p>92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29">
                <text:p>92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30">
                <text:p>93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31">
                <text:p>93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32">
                <text:p>93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33">
                <text:p>933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34">
                <text:p>93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35">
                <text:p>93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36">
                <text:p>93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37">
                <text:p>93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38">
                <text:p>93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39">
                <text:p>93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40">
                <text:p>94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41">
                <text:p>94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42">
                <text:p>94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43">
                <text:p>94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44">
                <text:p>94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45">
                <text:p>94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46">
                <text:p>94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47">
                <text:p>94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48">
                <text:p>94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49">
                <text:p>94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50">
                <text:p>95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51">
                <text:p>95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52">
                <text:p>95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53">
                <text:p>95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54">
                <text:p>95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55">
                <text:p>95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56">
                <text:p>95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57">
                <text:p>95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58">
                <text:p>95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59">
                <text:p>95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60">
                <text:p>96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61">
                <text:p>96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62">
                <text:p>96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63">
                <text:p>96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64">
                <text:p>96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65">
                <text:p>96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66">
                <text:p>96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67">
                <text:p>96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68">
                <text:p>96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69">
                <text:p>96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70">
                <text:p>97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71">
                <text:p>97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72">
                <text:p>97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73">
                <text:p>97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74">
                <text:p>97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75">
                <text:p>97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76">
                <text:p>97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77">
                <text:p>97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78">
                <text:p>97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79">
                <text:p>97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80">
                <text:p>98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81">
                <text:p>98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82">
                <text:p>98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83">
                <text:p>98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84">
                <text:p>98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85">
                <text:p>98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86">
                <text:p>98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87">
                <text:p>98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88">
                <text:p>98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89">
                <text:p>98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90">
                <text:p>99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91">
                <text:p>99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92">
                <text:p>99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93">
                <text:p>99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94">
                <text:p>99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95">
                <text:p>99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96">
                <text:p>99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97">
                <text:p>99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98">
                <text:p>99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99">
                <text:p>99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00">
                <text:p>100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01">
                <text:p>100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02">
                <text:p>100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03">
                <text:p>100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04">
                <text:p>100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05">
                <text:p>100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06">
                <text:p>100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07">
                <text:p>100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08">
                <text:p>100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9">
                <text:p>100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10">
                <text:p>101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11">
                <text:p>101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12">
                <text:p>101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13">
                <text:p>101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14">
                <text:p>101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15">
                <text:p>101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16">
                <text:p>101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17">
                <text:p>101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18">
                <text:p>101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19">
                <text:p>101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20">
                <text:p>102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21">
                <text:p>102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22">
                <text:p>102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23">
                <text:p>102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24">
                <text:p>102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25">
                <text:p>102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26">
                <text:p>102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27">
                <text:p>102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28">
                <text:p>102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29">
                <text:p>102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30">
                <text:p>103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31">
                <text:p>103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32">
                <text:p>103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33">
                <text:p>103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34">
                <text:p>103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35">
                <text:p>103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36">
                <text:p>103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37">
                <text:p>103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38">
                <text:p>103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39">
                <text:p>103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40">
                <text:p>104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41">
                <text:p>104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42">
                <text:p>104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43">
                <text:p>104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44">
                <text:p>104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45">
                <text:p>104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46">
                <text:p>104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47">
                <text:p>104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48">
                <text:p>104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49">
                <text:p>104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50">
                <text:p>105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51">
                <text:p>105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52">
                <text:p>105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53">
                <text:p>105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54">
                <text:p>105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55">
                <text:p>105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56">
                <text:p>105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57">
                <text:p>105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58">
                <text:p>105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59">
                <text:p>105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60">
                <text:p>106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61">
                <text:p>106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62">
                <text:p>106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63">
                <text:p>106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64">
                <text:p>106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65">
                <text:p>106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66">
                <text:p>106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67">
                <text:p>106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68">
                <text:p>106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69">
                <text:p>106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70">
                <text:p>107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71">
                <text:p>107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72">
                <text:p>107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73">
                <text:p>1073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74">
                <text:p>107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75">
                <text:p>107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76">
                <text:p>107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77">
                <text:p>107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78">
                <text:p>107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79">
                <text:p>107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80">
                <text:p>108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81">
                <text:p>108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82">
                <text:p>108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83">
                <text:p>108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84">
                <text:p>108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85">
                <text:p>108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86">
                <text:p>108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87">
                <text:p>108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88">
                <text:p>108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89">
                <text:p>108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90">
                <text:p>109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91">
                <text:p>109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92">
                <text:p>109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93">
                <text:p>109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94">
                <text:p>109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95">
                <text:p>10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96">
                <text:p>109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97">
                <text:p>109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98">
                <text:p>109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99">
                <text:p>109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00">
                <text:p>110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101">
                <text:p>110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102">
                <text:p>110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103">
                <text:p>110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104">
                <text:p>1104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105">
                <text:p>110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06">
                <text:p>110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107">
                <text:p>110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108">
                <text:p>110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109">
                <text:p>110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10">
                <text:p>111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11">
                <text:p>11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12">
                <text:p>111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13">
                <text:p>111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14">
                <text:p>111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15">
                <text:p>111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16">
                <text:p>111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17">
                <text:p>111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18">
                <text:p>111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19">
                <text:p>111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20">
                <text:p>112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21">
                <text:p>112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22">
                <text:p>112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23">
                <text:p>112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24">
                <text:p>112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25">
                <text:p>112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26">
                <text:p>1126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27">
                <text:p>1127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28">
                <text:p>1128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29">
                <text:p>112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30">
                <text:p>113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31">
                <text:p>113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32">
                <text:p>113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33">
                <text:p>113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34">
                <text:p>1134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35">
                <text:p>113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36">
                <text:p>1136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37">
                <text:p>113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38">
                <text:p>113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39">
                <text:p>113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40">
                <text:p>114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41">
                <text:p>114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42">
                <text:p>114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43">
                <text:p>114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44">
                <text:p>114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45">
                <text:p>114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46">
                <text:p>114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47">
                <text:p>114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48">
                <text:p>114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49">
                <text:p>114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50">
                <text:p>115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51">
                <text:p>115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52">
                <text:p>115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53">
                <text:p>115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54">
                <text:p>115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55">
                <text:p>115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5544554455446">
                <text:p>0.94554455445544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56">
                <text:p>115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5544554455446">
                <text:p>0.94554455445544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57">
                <text:p>115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5544554455446">
                <text:p>0.94554455445544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58">
                <text:p>115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59">
                <text:p>115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60">
                <text:p>116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61">
                <text:p>116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62">
                <text:p>116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63">
                <text:p>116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64">
                <text:p>116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65">
                <text:p>116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66">
                <text:p>116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67">
                <text:p>116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68">
                <text:p>116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69">
                <text:p>116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70">
                <text:p>117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71">
                <text:p>117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72">
                <text:p>117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73">
                <text:p>117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74">
                <text:p>117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75">
                <text:p>117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76">
                <text:p>117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77">
                <text:p>117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78">
                <text:p>117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79">
                <text:p>117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80">
                <text:p>1180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81">
                <text:p>118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82">
                <text:p>118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83">
                <text:p>118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84">
                <text:p>118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85">
                <text:p>118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86">
                <text:p>118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87">
                <text:p>118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88">
                <text:p>118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89">
                <text:p>118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90">
                <text:p>119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91">
                <text:p>119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92">
                <text:p>119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93">
                <text:p>119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94">
                <text:p>119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95">
                <text:p>119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96">
                <text:p>119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97">
                <text:p>119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98">
                <text:p>119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99">
                <text:p>119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5544554455446">
                <text:p>0.94554455445544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200">
                <text:p>120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201">
                <text:p>120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02">
                <text:p>120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203">
                <text:p>120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204">
                <text:p>120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205">
                <text:p>120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206">
                <text:p>120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207">
                <text:p>120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208">
                <text:p>120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09">
                <text:p>120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10">
                <text:p>121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211">
                <text:p>121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12">
                <text:p>121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213">
                <text:p>121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214">
                <text:p>1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215">
                <text:p>121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16">
                <text:p>121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17">
                <text:p>121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218">
                <text:p>121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19">
                <text:p>121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20">
                <text:p>122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21">
                <text:p>122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22">
                <text:p>122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23">
                <text:p>122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24">
                <text:p>122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25">
                <text:p>122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26">
                <text:p>122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27">
                <text:p>122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28">
                <text:p>122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29">
                <text:p>122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30">
                <text:p>1230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31">
                <text:p>123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32">
                <text:p>123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33">
                <text:p>1233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34">
                <text:p>123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35">
                <text:p>123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36">
                <text:p>123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37">
                <text:p>123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38">
                <text:p>123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9">
                <text:p>123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40">
                <text:p>124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41">
                <text:p>124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42">
                <text:p>124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43">
                <text:p>124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44">
                <text:p>124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45">
                <text:p>124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46">
                <text:p>124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47">
                <text:p>124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48">
                <text:p>124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49">
                <text:p>124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50">
                <text:p>125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51">
                <text:p>125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52">
                <text:p>125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53">
                <text:p>125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54">
                <text:p>125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55">
                <text:p>125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56">
                <text:p>125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57">
                <text:p>125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58">
                <text:p>125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59">
                <text:p>125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60">
                <text:p>1260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61">
                <text:p>126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62">
                <text:p>126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63">
                <text:p>1263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64">
                <text:p>126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65">
                <text:p>126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66">
                <text:p>126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67">
                <text:p>126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68">
                <text:p>126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69">
                <text:p>126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70">
                <text:p>127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71">
                <text:p>127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72">
                <text:p>127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73">
                <text:p>127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74">
                <text:p>127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75">
                <text:p>127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76">
                <text:p>127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77">
                <text:p>127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78">
                <text:p>127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79">
                <text:p>127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80">
                <text:p>128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81">
                <text:p>128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82">
                <text:p>128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83">
                <text:p>128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84">
                <text:p>128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85">
                <text:p>128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86">
                <text:p>128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87">
                <text:p>128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88">
                <text:p>128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89">
                <text:p>128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90">
                <text:p>129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91">
                <text:p>129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92">
                <text:p>129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93">
                <text:p>129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94">
                <text:p>129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95">
                <text:p>129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96">
                <text:p>129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97">
                <text:p>129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98">
                <text:p>129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99">
                <text:p>129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300">
                <text:p>130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301">
                <text:p>130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302">
                <text:p>130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303">
                <text:p>130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304">
                <text:p>130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305">
                <text:p>130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306">
                <text:p>130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307">
                <text:p>130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308">
                <text:p>130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09">
                <text:p>130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310">
                <text:p>131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311">
                <text:p>131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12">
                <text:p>131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313">
                <text:p>131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314">
                <text:p>131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315">
                <text:p>131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16">
                <text:p>131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317">
                <text:p>131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318">
                <text:p>131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319">
                <text:p>131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320">
                <text:p>132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321">
                <text:p>132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322">
                <text:p>132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23">
                <text:p>132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24">
                <text:p>132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25">
                <text:p>132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26">
                <text:p>132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27">
                <text:p>132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28">
                <text:p>132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29">
                <text:p>132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30">
                <text:p>133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31">
                <text:p>133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32">
                <text:p>133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33">
                <text:p>1333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34">
                <text:p>133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35">
                <text:p>133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36">
                <text:p>133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37">
                <text:p>133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38">
                <text:p>133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39">
                <text:p>133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40">
                <text:p>134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41">
                <text:p>134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42">
                <text:p>134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43">
                <text:p>134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44">
                <text:p>134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45">
                <text:p>134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46">
                <text:p>134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47">
                <text:p>134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48">
                <text:p>134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49">
                <text:p>134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50">
                <text:p>135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51">
                <text:p>135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52">
                <text:p>135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53">
                <text:p>135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54">
                <text:p>135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55">
                <text:p>135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56">
                <text:p>135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57">
                <text:p>135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58">
                <text:p>135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59">
                <text:p>135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60">
                <text:p>136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61">
                <text:p>136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62">
                <text:p>136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63">
                <text:p>136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64">
                <text:p>136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65">
                <text:p>136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66">
                <text:p>136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67">
                <text:p>136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68">
                <text:p>136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69">
                <text:p>136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70">
                <text:p>137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71">
                <text:p>137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72">
                <text:p>137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73">
                <text:p>137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74">
                <text:p>137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75">
                <text:p>137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76">
                <text:p>137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77">
                <text:p>137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78">
                <text:p>137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79">
                <text:p>137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80">
                <text:p>138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81">
                <text:p>138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82">
                <text:p>138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83">
                <text:p>1383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84">
                <text:p>138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85">
                <text:p>138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86">
                <text:p>138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87">
                <text:p>138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88">
                <text:p>138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89">
                <text:p>138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90">
                <text:p>139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91">
                <text:p>139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92">
                <text:p>139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93">
                <text:p>139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94">
                <text:p>139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95">
                <text:p>139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96">
                <text:p>139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97">
                <text:p>139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98">
                <text:p>139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99">
                <text:p>139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400">
                <text:p>140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401">
                <text:p>14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402">
                <text:p>140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403">
                <text:p>140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404">
                <text:p>140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405">
                <text:p>140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406">
                <text:p>140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407">
                <text:p>140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408">
                <text:p>140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409">
                <text:p>140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10">
                <text:p>141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11">
                <text:p>141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412">
                <text:p>141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413">
                <text:p>141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414">
                <text:p>141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15">
                <text:p>141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16">
                <text:p>141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17">
                <text:p>141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418">
                <text:p>141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19">
                <text:p>141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20">
                <text:p>142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21">
                <text:p>142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22">
                <text:p>142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423">
                <text:p>142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24">
                <text:p>142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25">
                <text:p>142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26">
                <text:p>142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27">
                <text:p>142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28">
                <text:p>142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29">
                <text:p>142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30">
                <text:p>143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31">
                <text:p>143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32">
                <text:p>143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33">
                <text:p>143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34">
                <text:p>143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35">
                <text:p>143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36">
                <text:p>143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37">
                <text:p>143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38">
                <text:p>143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39">
                <text:p>143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40">
                <text:p>144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41">
                <text:p>144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42">
                <text:p>144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43">
                <text:p>144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44">
                <text:p>144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45">
                <text:p>144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46">
                <text:p>144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47">
                <text:p>144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48">
                <text:p>144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49">
                <text:p>144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50">
                <text:p>145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51">
                <text:p>145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52">
                <text:p>145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53">
                <text:p>145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54">
                <text:p>145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55">
                <text:p>145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56">
                <text:p>145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57">
                <text:p>145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58">
                <text:p>145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59">
                <text:p>145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60">
                <text:p>146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61">
                <text:p>146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62">
                <text:p>146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63">
                <text:p>146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64">
                <text:p>146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65">
                <text:p>146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66">
                <text:p>146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67">
                <text:p>146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68">
                <text:p>146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69">
                <text:p>146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70">
                <text:p>147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71">
                <text:p>147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72">
                <text:p>147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73">
                <text:p>147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74">
                <text:p>147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75">
                <text:p>147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76">
                <text:p>147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77">
                <text:p>1477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78">
                <text:p>14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79">
                <text:p>147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80">
                <text:p>148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81">
                <text:p>148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82">
                <text:p>148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83">
                <text:p>148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84">
                <text:p>148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85">
                <text:p>148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86">
                <text:p>148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87">
                <text:p>148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88">
                <text:p>148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89">
                <text:p>148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90">
                <text:p>149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91">
                <text:p>149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92">
                <text:p>149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93">
                <text:p>149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94">
                <text:p>149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95">
                <text:p>149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96">
                <text:p>149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97">
                <text:p>149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98">
                <text:p>149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99">
                <text:p>149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00">
                <text:p>150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01">
                <text:p>150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02">
                <text:p>150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03">
                <text:p>150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04">
                <text:p>1504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05">
                <text:p>150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06">
                <text:p>150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07">
                <text:p>150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08">
                <text:p>150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09">
                <text:p>150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10">
                <text:p>151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11">
                <text:p>151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12">
                <text:p>151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13">
                <text:p>151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14">
                <text:p>1514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15">
                <text:p>151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16">
                <text:p>151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17">
                <text:p>1517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18">
                <text:p>151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19">
                <text:p>151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20">
                <text:p>152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21">
                <text:p>152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22">
                <text:p>152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23">
                <text:p>152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24">
                <text:p>1524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25">
                <text:p>15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26">
                <text:p>152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27">
                <text:p>1527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28">
                <text:p>152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29">
                <text:p>152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30">
                <text:p>153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31">
                <text:p>153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32">
                <text:p>153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33">
                <text:p>153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34">
                <text:p>153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35">
                <text:p>153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36">
                <text:p>153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37">
                <text:p>1537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38">
                <text:p>153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39">
                <text:p>153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40">
                <text:p>154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41">
                <text:p>154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42">
                <text:p>154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43">
                <text:p>154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44">
                <text:p>1544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45">
                <text:p>154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46">
                <text:p>154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47">
                <text:p>1547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48">
                <text:p>154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49">
                <text:p>154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50">
                <text:p>155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51">
                <text:p>155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52">
                <text:p>155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53">
                <text:p>155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54">
                <text:p>155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55">
                <text:p>155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56">
                <text:p>155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57">
                <text:p>1557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58">
                <text:p>155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59">
                <text:p>155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60">
                <text:p>156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61">
                <text:p>156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62">
                <text:p>156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63">
                <text:p>156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64">
                <text:p>156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65">
                <text:p>156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66">
                <text:p>156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67">
                <text:p>156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68">
                <text:p>156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69">
                <text:p>156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70">
                <text:p>157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71">
                <text:p>157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72">
                <text:p>157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73">
                <text:p>157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74">
                <text:p>157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75">
                <text:p>157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76">
                <text:p>157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77">
                <text:p>157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78">
                <text:p>157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79">
                <text:p>157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80">
                <text:p>158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81">
                <text:p>158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82">
                <text:p>158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83">
                <text:p>158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84">
                <text:p>158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85">
                <text:p>158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86">
                <text:p>158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87">
                <text:p>158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88">
                <text:p>158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89">
                <text:p>158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90">
                <text:p>159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91">
                <text:p>159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92">
                <text:p>159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93">
                <text:p>159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94">
                <text:p>159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95">
                <text:p>159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96">
                <text:p>159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97">
                <text:p>159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98">
                <text:p>159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99">
                <text:p>159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600">
                <text:p>160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